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99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99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99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cc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fo:min-height="3.75cm"/>
    </style:style>
    <style:style style:name="gr17" style:family="graphic" style:parent-style-name="standard">
      <style:graphic-properties draw:stroke="solid" svg:stroke-color="#000000" draw:fill="none" draw:fill-color="#ffffff" fo:min-height="2.75cm"/>
    </style:style>
    <style:style style:name="gr18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ff0000" draw:fill="none" draw:fill-color="#ffffff" fo:min-height="2.75cm"/>
    </style:style>
    <style:style style:name="gr21" style:family="graphic" style:parent-style-name="standard">
      <style:graphic-properties draw:stroke="solid" svg:stroke-color="#000000" draw:fill="none" draw:fill-color="#ffffff" fo:min-height="3.737cm"/>
    </style:style>
    <style:style style:name="gr22" style:family="graphic" style:parent-style-name="standard">
      <style:graphic-properties draw:stroke="solid" svg:stroke-color="#000000" draw:fill="none" draw:fill-color="#ffffff" fo:min-height="3.749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marker-end="Arrow" draw:marker-end-width="0.3cm" draw:fill="none" draw:fill-color="#ccff99" draw:textarea-horizontal-align="center" draw:textarea-vertical-align="middle"/>
    </style:style>
    <style:style style:name="gr26" style:family="graphic" style:parent-style-name="objectwithoutfill">
      <style:graphic-properties draw:marker-end="Arrow" draw:marker-end-width="0.3cm" draw:fill="none" draw:fill-color="#666699" draw:textarea-horizontal-align="center" draw:textarea-vertical-align="middle"/>
    </style:style>
    <style:style style:name="gr27" style:family="graphic" style:parent-style-name="objectwithoutfill">
      <style:graphic-properties draw:stroke="dash" draw:stroke-dash="Fine_20_Dashed" draw:marker-end="Arrow" draw:marker-end-width="0.3cm" draw:fill="none" draw:fill-color="#666699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.25cm"/>
    </style:style>
    <style:style style:name="gr29" style:family="graphic" style:parent-style-name="standard">
      <style:graphic-properties draw:stroke="none" svg:stroke-color="#000000" draw:fill="none" draw:fill-color="#ffffff" fo:min-height="2.25cm"/>
    </style:style>
    <style:style style:name="gr30" style:family="graphic" style:parent-style-name="standard">
      <style:graphic-properties draw:stroke="none" svg:stroke-color="#000000" draw:fill="none" draw:fill-color="#ffffff" fo:min-height="3.161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45cm" svg:x="161cm" svg:y="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cm" svg:height="25cm" svg:x="131cm" svg:y="1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cm" svg:height="20cm" svg:x="106cm" svg:y="11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cm" svg:height="10cm" svg:x="91cm" svg:y="1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25cm" svg:x="86cm" svg:y="1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cm" svg:height="25cm" svg:x="66cm" svg:y="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0cm" svg:height="40cm" svg:x="36cm" svg:y="111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35cm" svg:x="26cm" svg:y="1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cm" svg:height="35cm" svg:x="21cm" svg:y="1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cm" svg:height="30cm" svg:x="11cm" svg:y="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0cm" svg:x="26cm" svg:y="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5cm" svg:height="40cm" svg:x="46cm" svg:y="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0cm" svg:height="25cm" svg:x="71cm" svg:y="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cm" svg:height="35cm" svg:x="91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45cm" svg:height="50cm" svg:x="116cm" svg:y="36cm">
          <text:p/>
          <draw:enhanced-geometry svg:viewBox="0 0 21600 21600" draw:type="rectangle" draw:enhanced-path="M 0 0 L 21600 0 21600 21600 0 21600 0 0 Z N"/>
        </draw:custom-shape>
        <draw:frame draw:style-name="gr16" draw:text-style-name="P2" xml:id="id80" draw:id="id80" draw:layer="layout" svg:width="4cm" svg:height="4cm" svg:x="101.5cm" svg:y="91.5cm">
          <draw:text-box>
            <text:p><text:span text:style-name="T1">Start (0)</text:span></text:p>
          </draw:text-box>
        </draw:frame>
        <draw:frame draw:style-name="gr17" draw:text-style-name="P3" xml:id="id2" draw:id="id2" draw:layer="layout" svg:width="12cm" svg:height="3cm" svg:x="279.266cm" svg:y="276.5cm">
          <draw:text-box>
            <text:p><text:span text:style-name="T2">Solid connections indicate all parents are required.</text:span></text:p>
          </draw:text-box>
        </draw:frame>
        <draw:frame draw:style-name="gr17" draw:text-style-name="P3" xml:id="id1" draw:id="id1" draw:layer="layout" svg:width="12cm" svg:height="3cm" svg:x="279.266cm" svg:y="279.5cm">
          <draw:text-box>
            <text:p><text:span text:style-name="T2">Dashed connections indicate only one parent is required</text:span></text:p>
          </draw:text-box>
        </draw:frame>
        <draw:frame draw:style-name="gr17" draw:text-style-name="P3" xml:id="id3" draw:id="id3" draw:layer="layout" svg:width="12cm" svg:height="3cm" svg:x="279.266cm" svg:y="282.5cm">
          <draw:text-box>
            <text:p><text:span text:style-name="T2">Dashed and solid connections indicate a mistake</text:span></text:p>
          </draw:text-box>
        </draw:frame>
        <draw:connector draw:style-name="gr18" draw:text-style-name="P1" draw:layer="layout" draw:type="lines" svg:x1="274.5cm" svg:y1="282.167cm" svg:x2="279.266cm" svg:y2="281cm" draw:end-shape="id1" svg:d="m274500 282167v0l4265-1167h501" svg:viewBox="0 0 4767 1168">
          <text:p/>
        </draw:connector>
        <draw:connector draw:style-name="gr19" draw:text-style-name="P1" draw:layer="layout" draw:type="lines" svg:x1="274.527cm" svg:y1="278.908cm" svg:x2="279.266cm" svg:y2="278cm" draw:end-shape="id2" svg:d="m274527 278908v0l4238-908h501" svg:viewBox="0 0 4740 909">
          <text:p/>
        </draw:connector>
        <draw:connector draw:style-name="gr18" draw:text-style-name="P1" draw:layer="layout" draw:type="lines" svg:x1="274.5cm" svg:y1="282.779cm" svg:x2="279.266cm" svg:y2="284cm" draw:end-shape="id3" svg:d="m274500 282779v0l4265 1221h501" svg:viewBox="0 0 4767 1222">
          <text:p/>
        </draw:connector>
        <draw:connector draw:style-name="gr19" draw:text-style-name="P1" draw:layer="layout" draw:type="lines" svg:x1="274.778cm" svg:y1="284.896cm" svg:x2="279.266cm" svg:y2="284cm" draw:end-shape="id3" draw:end-glue-point="3" svg:d="m274778 284896v0l3987-896h501" svg:viewBox="0 0 4489 897">
          <text:p/>
        </draw:connector>
        <draw:connector draw:style-name="gr18" draw:text-style-name="P1" draw:layer="layout" draw:type="lines" svg:x1="274.527cm" svg:y1="279.994cm" svg:x2="279.266cm" svg:y2="281cm" draw:end-shape="id1" draw:end-glue-point="3" svg:d="m274527 279994v0l4238 1006h501" svg:viewBox="0 0 4740 1007">
          <text:p/>
        </draw:connector>
        <draw:connector draw:style-name="gr19" draw:text-style-name="P1" draw:layer="layout" draw:type="lines" svg:x1="274.583cm" svg:y1="276.708cm" svg:x2="279.266cm" svg:y2="278cm" draw:end-shape="id2" draw:end-glue-point="3" svg:d="m274583 276708v0l4182 1292h501" svg:viewBox="0 0 4684 1293">
          <text:p/>
        </draw:connector>
        <draw:frame draw:style-name="gr20" draw:text-style-name="P3" draw:layer="layout" svg:width="12cm" svg:height="3.083cm" svg:x="279.266cm" svg:y="285.917cm">
          <draw:text-box>
            <text:p><text:span text:style-name="T2">Red outline indicates Mod tech (only visible if mod parts are installed)</text:span></text:p>
          </draw:text-box>
        </draw:frame>
        <draw:frame draw:style-name="gr17" draw:text-style-name="P4" draw:layer="layout" svg:width="12cm" svg:height="10.635cm" svg:x="279.266cm" svg:y="289.5cm">
          <draw:text-box>
            <text:p><text:span text:style-name="T3">Red text indicate mod part</text:span></text:p>
            <text:p><text:span text:style-name="T3"/></text:p>
            <text:p><text:span text:style-name="T3">ICS: Ioncross Crew Support</text:span></text:p>
            <text:p><text:span text:style-name="T3">ER: Engineer Redux</text:span></text:p>
            <text:p><text:span text:style-name="T3">MJ: MechJeb</text:span></text:p>
            <text:p><text:span text:style-name="T3">DR: Deadly Reentry</text:span></text:p>
            <text:p><text:span text:style-name="T3">PF: Procedural Fairings</text:span></text:p>
            <text:p><text:span text:style-name="T3">FH: Flat Habitats</text:span></text:p>
            <text:p><text:span text:style-name="T3">SP: Spaceplane Plus</text:span></text:p>
            <text:p><text:span text:style-name="T3">SS: Station Science</text:span></text:p>
            <text:p><text:span text:style-name="T3">Scan: SCAN sat</text:span></text:p>
          </draw:text-box>
        </draw:frame>
        <draw:frame draw:style-name="gr21" draw:text-style-name="P5" xml:id="id89" draw:id="id89" draw:layer="layout" svg:width="4cm" svg:height="3.987cm" svg:x="61.5cm" svg:y="56.5cm">
          <draw:text-box>
            <text:p><text:span text:style-name="T4">Imp. Command Pods</text:span></text:p>
            <text:p><text:span text:style-name="T4">(80)</text:span></text:p>
            <text:p><text:span text:style-name="T5">Mk1-2 Command Pod</text:span></text:p>
            <text:p><text:span text:style-name="T6">Launch Escape System</text:span></text:p>
            <text:p><text:span text:style-name="T7"/></text:p>
          </draw:text-box>
        </draw:frame>
        <draw:frame draw:style-name="gr16" draw:text-style-name="P5" xml:id="id11" draw:id="id11" draw:layer="layout" svg:width="4cm" svg:height="4cm" svg:x="51.5cm" svg:y="66.5cm">
          <draw:text-box>
            <text:p><text:span text:style-name="T4">Probe Cores</text:span></text:p>
            <text:p><text:span text:style-name="T4">(20)</text:span></text:p>
            <text:p><text:span text:style-name="T5">StayputnikMk.1</text:span></text:p>
            <text:p><text:span text:style-name="T8"/></text:p>
          </draw:text-box>
        </draw:frame>
        <draw:frame draw:style-name="gr16" draw:text-style-name="P5" xml:id="id10" draw:id="id10" draw:layer="layout" svg:width="4cm" svg:height="4cm" svg:x="56.5cm" svg:y="61.5cm">
          <draw:text-box>
            <text:p><text:span text:style-name="T4">Landing Pods</text:span></text:p>
            <text:p><text:span text:style-name="T4">(40)</text:span></text:p>
            <text:p><text:span text:style-name="T5">Mk1 Lander Can</text:span></text:p>
          </draw:text-box>
        </draw:frame>
        <draw:frame draw:style-name="gr16" draw:text-style-name="P5" xml:id="id9" draw:id="id9" draw:layer="layout" svg:width="4cm" svg:height="4cm" svg:x="66.5cm" svg:y="71.5cm">
          <draw:text-box>
            <text:p><text:span text:style-name="T4">Cockpits</text:span></text:p>
            <text:p><text:span text:style-name="T4">(10)</text:span></text:p>
            <text:p><text:span text:style-name="T5">Mk1 Cockpit</text:span></text:p>
            <text:p><text:span text:style-name="T5">MK2 Cockpit</text:span></text:p>
          </draw:text-box>
        </draw:frame>
        <draw:frame draw:style-name="gr16" draw:text-style-name="P2" xml:id="id81" draw:id="id81" draw:layer="layout" svg:width="4cm" svg:height="4cm" svg:x="156.5cm" svg:y="81.5cm">
          <draw:text-box>
            <text:p><text:span text:style-name="T9">Solid Rocket Motors (0)</text:span></text:p>
            <text:p><text:span text:style-name="T5">RT-10</text:span></text:p>
            <text:p><text:span text:style-name="T10"/></text:p>
          </draw:text-box>
        </draw:frame>
        <draw:frame draw:style-name="gr16" draw:text-style-name="P2" xml:id="id43" draw:id="id43" draw:layer="layout" svg:width="4cm" svg:height="4cm" svg:x="121.5cm" svg:y="71.5cm">
          <draw:text-box>
            <text:p><text:span text:style-name="T9">Jet Motors</text:span></text:p>
            <text:p><text:span text:style-name="T9">(10)</text:span></text:p>
            <text:p><text:span text:style-name="T5">Basic Jet Engine</text:span></text:p>
            <text:p><text:span text:style-name="T6">XM-G50 Radial Intake</text:span></text:p>
            <text:p><text:span text:style-name="T4"/></text:p>
          </draw:text-box>
        </draw:frame>
        <draw:frame draw:style-name="gr16" draw:text-style-name="P2" xml:id="id13" draw:id="id13" draw:layer="layout" svg:width="4cm" svg:height="4cm" svg:x="121.5cm" svg:y="41.5cm">
          <draw:text-box>
            <text:p><text:span text:style-name="T9">Jet/Rocket Hybrid (640)</text:span></text:p>
            <text:p><text:span text:style-name="T5">R.A.P.I.E.R.</text:span></text:p>
            <text:p><text:span text:style-name="T4"/></text:p>
          </draw:text-box>
        </draw:frame>
        <draw:frame draw:style-name="gr16" draw:text-style-name="P2" xml:id="id18" draw:id="id18" draw:layer="layout" svg:width="4cm" svg:height="4cm" svg:x="151.5cm" svg:y="51.5cm">
          <draw:text-box>
            <text:p><text:span text:style-name="T9">Heavy Rocketry</text:span></text:p>
            <text:p><text:span text:style-name="T9">(160)</text:span></text:p>
            <text:p><text:span text:style-name="T5">Skipper</text:span></text:p>
            <text:p><text:span text:style-name="T10"/></text:p>
          </draw:text-box>
        </draw:frame>
        <draw:frame draw:style-name="gr16" draw:text-style-name="P2" xml:id="id20" draw:id="id20" draw:layer="layout" svg:width="4cm" svg:height="4cm" svg:x="156.5cm" svg:y="41.5cm">
          <draw:text-box>
            <text:p><text:span text:style-name="T9">Heaviest Rocketry</text:span></text:p>
            <text:p><text:span text:style-name="T9">(640)</text:span></text:p>
            <text:p><text:span text:style-name="T5">KR-2L</text:span></text:p>
            <text:p><text:span text:style-name="T6">S3 KS-25x4</text:span></text:p>
            <text:p><text:span text:style-name="T10"/></text:p>
          </draw:text-box>
        </draw:frame>
        <draw:frame draw:style-name="gr16" draw:text-style-name="P2" xml:id="id88" draw:id="id88" draw:layer="layout" svg:width="4cm" svg:height="4cm" svg:x="136.5cm" svg:y="56.5cm">
          <draw:text-box>
            <text:p><text:span text:style-name="T9">Probe Rocketry</text:span></text:p>
            <text:p><text:span text:style-name="T9">(80)</text:span></text:p>
            <text:p><text:span text:style-name="T5">24-77</text:span></text:p>
            <text:p><text:span text:style-name="T5">LV-1</text:span></text:p>
            <text:p><text:span text:style-name="T5">LV-1R</text:span></text:p>
            <text:p><text:span text:style-name="T10"/></text:p>
            <text:p><text:span text:style-name="T10"/></text:p>
          </draw:text-box>
        </draw:frame>
        <draw:frame draw:style-name="gr16" draw:text-style-name="P2" xml:id="id22" draw:id="id22" draw:layer="layout" svg:width="4cm" svg:height="4cm" svg:x="176.499cm" svg:y="61.5cm">
          <draw:text-box>
            <text:p><text:span text:style-name="T9">Size 2 Tanks</text:span></text:p>
            <text:p><text:span text:style-name="T9">(40)</text:span></text:p>
            <text:p><text:span text:style-name="T5">X200-16</text:span></text:p>
            <text:p><text:span text:style-name="T5">X200-32</text:span></text:p>
          </draw:text-box>
        </draw:frame>
        <draw:frame draw:style-name="gr16" draw:text-style-name="P2" xml:id="id78" draw:id="id78" draw:layer="layout" svg:width="4cm" svg:height="4cm" svg:x="181.499cm" svg:y="46.5cm">
          <draw:text-box>
            <text:p><text:span text:style-name="T9">Imp. Size 3 Tanks</text:span></text:p>
            <text:p><text:span text:style-name="T9">(320)</text:span></text:p>
            <text:p><text:span text:style-name="T5">S3-14400</text:span></text:p>
          </draw:text-box>
        </draw:frame>
        <draw:frame draw:style-name="gr16" draw:text-style-name="P2" xml:id="id45" draw:id="id45" draw:layer="layout" svg:width="4cm" svg:height="4cm" svg:x="76.5cm" svg:y="61.5cm">
          <draw:text-box>
            <text:p><text:span text:style-name="T9">Mk1 Fuselage</text:span></text:p>
            <text:p><text:span text:style-name="T9">(40)</text:span></text:p>
            <text:p><text:span text:style-name="T6">NCS Adaptor</text:span></text:p>
            <text:p><text:span text:style-name="T6">Mk1 fuselage - Jet Fuel</text:span></text:p>
            <text:p><text:span text:style-name="T6">Tail Connector</text:span></text:p>
          </draw:text-box>
        </draw:frame>
        <draw:frame draw:style-name="gr16" draw:text-style-name="P2" xml:id="id21" draw:id="id21" draw:layer="layout" svg:width="4cm" svg:height="4cm" svg:x="171.499cm" svg:y="81.5cm">
          <draw:text-box>
            <text:p><text:span text:style-name="T9">Size 1 Tanks</text:span></text:p>
            <text:p><text:span text:style-name="T9">(0)</text:span></text:p>
            <text:p><text:span text:style-name="T5">FL-T200</text:span></text:p>
            <text:p><text:span text:style-name="T5">FL-T400</text:span></text:p>
            <text:p><text:span text:style-name="T10"/></text:p>
          </draw:text-box>
        </draw:frame>
        <draw:frame draw:style-name="gr16" draw:text-style-name="P2" xml:id="id24" draw:id="id24" draw:layer="layout" svg:width="4cm" svg:height="4cm" svg:x="162cm" svg:y="66.5cm">
          <draw:text-box>
            <text:p><text:span text:style-name="T9">Size 0 Tanks</text:span></text:p>
            <text:p><text:span text:style-name="T9">(20)</text:span></text:p>
            <text:p><text:span text:style-name="T5">Oscar-B</text:span></text:p>
            <text:p><text:span text:style-name="T5">ROUND-8 Torodial</text:span></text:p>
            <text:p><text:span text:style-name="T6">FL-R10 (0.625)</text:span></text:p>
            <text:p><text:span text:style-name="T10"/></text:p>
          </draw:text-box>
        </draw:frame>
        <draw:frame draw:style-name="gr16" draw:text-style-name="P2" xml:id="id23" draw:id="id23" draw:layer="layout" svg:width="4cm" svg:height="4cm" svg:x="171.499cm" svg:y="41.5cm">
          <draw:text-box>
            <text:p><text:span text:style-name="T9">Fuel Lines</text:span></text:p>
            <text:p><text:span text:style-name="T9">(640)</text:span></text:p>
            <text:p><text:span text:style-name="T5">FTX-2</text:span></text:p>
            <text:p><text:span text:style-name="T10"/></text:p>
            <text:p><text:span text:style-name="T10"/></text:p>
          </draw:text-box>
        </draw:frame>
        <draw:frame draw:style-name="gr16" draw:text-style-name="P2" xml:id="id7" draw:id="id7" draw:layer="layout" svg:width="4cm" svg:height="4cm" svg:x="101.5cm" svg:y="56.5cm">
          <draw:text-box>
            <text:p><text:span text:style-name="T9">Reaction Wheels</text:span></text:p>
            <text:p><text:span text:style-name="T9">(80)</text:span></text:p>
            <text:p><text:span text:style-name="T5">Inline Reaction Wheel</text:span></text:p>
            <text:p><text:span text:style-name="T10"/></text:p>
          </draw:text-box>
        </draw:frame>
        <draw:frame draw:style-name="gr22" draw:text-style-name="P2" xml:id="id58" draw:id="id58" draw:layer="layout" svg:width="4cm" svg:height="3.999cm" svg:x="136.5cm" svg:y="106.501cm">
          <draw:text-box>
            <text:p><text:span text:style-name="T9">Separation Systems</text:span></text:p>
            <text:p><text:span text:style-name="T9">(5)</text:span></text:p>
            <text:p><text:span text:style-name="T5">TR-18A Decoupler (1.25)</text:span></text:p>
            <text:p><text:span text:style-name="T6">Sepratron I</text:span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83" draw:id="id83" draw:layer="layout" svg:width="4cm" svg:height="4cm" svg:x="106.5cm" svg:y="61.5cm">
          <draw:text-box>
            <text:p><text:span text:style-name="T9">RCS Thrusters</text:span></text:p>
            <text:p><text:span text:style-name="T9">(40)</text:span></text:p>
            <text:p><text:span text:style-name="T5">Place-Anywhere-7</text:span></text:p>
            <text:p><text:span text:style-name="T6">Stratus-V Roundified</text:span></text:p>
          </draw:text-box>
        </draw:frame>
        <draw:frame draw:style-name="gr16" draw:text-style-name="P2" xml:id="id36" draw:id="id36" draw:layer="layout" svg:width="4cm" svg:height="4cm" svg:x="116.5cm" svg:y="111.5cm">
          <draw:text-box>
            <text:p><text:span text:style-name="T9">Adaptors</text:span></text:p>
            <text:p><text:span text:style-name="T9">(10)</text:span></text:p>
            <text:p><text:span text:style-name="T5">FL-A10 (0.625-1.25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41" draw:id="id41" draw:layer="layout" svg:width="4cm" svg:height="4cm" svg:x="106.5cm" svg:y="116.5cm">
          <draw:text-box>
            <text:p><text:span text:style-name="T9">Flat Adaptors</text:span></text:p>
            <text:p><text:span text:style-name="T9">(20)</text:span></text:p>
            <text:p><text:span text:style-name="T5">FL-A5 (0.625-1.25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39" draw:id="id39" draw:layer="layout" svg:width="4cm" svg:height="4cm" svg:x="121.5cm" svg:y="126.5cm">
          <draw:text-box>
            <text:p><text:span text:style-name="T9">Large Multi-point Adaptors</text:span></text:p>
            <text:p><text:span text:style-name="T9">(80)</text:span></text:p>
            <text:p><text:span text:style-name="T5">TVR-200L (2.5-2x)</text:span></text:p>
            <text:p><text:span text:style-name="T5">TVR-300L (2.5-3x)</text:span></text:p>
            <text:p><text:span text:style-name="T5">TVR-400L (2.5-4x)</text:span></text:p>
          </draw:text-box>
        </draw:frame>
        <draw:frame draw:style-name="gr16" draw:text-style-name="P2" xml:id="id65" draw:id="id65" draw:layer="layout" svg:width="4cm" svg:height="4cm" svg:x="101.5cm" svg:y="121.5cm">
          <draw:text-box>
            <text:p><text:span text:style-name="T9">Beams &amp; Panels</text:span></text:p>
            <text:p><text:span text:style-name="T9">(40)</text:span></text:p>
            <text:p><text:span text:style-name="T5">M-Beam 650</text:span></text:p>
            <text:p><text:span text:style-name="T5">M-Beam 200</text:span></text:p>
            <text:p><text:span text:style-name="T5">M-Beam 200 Pocket</text:span></text:p>
            <text:p><text:span text:style-name="T6">M-1x1</text:span></text:p>
            <text:p><text:span text:style-name="T6">M-2x2</text:span></text:p>
          </draw:text-box>
        </draw:frame>
        <draw:frame draw:style-name="gr16" draw:text-style-name="P2" xml:id="id63" draw:id="id63" draw:layer="layout" svg:width="4cm" svg:height="4cm" svg:x="96.5cm" svg:y="116.5cm">
          <draw:text-box>
            <text:p><text:span text:style-name="T9">Struts</text:span></text:p>
            <text:p><text:span text:style-name="T9">(20)</text:span></text:p>
            <text:p><text:span text:style-name="T5">Modular Girder Segment</text:span></text:p>
            <text:p><text:span text:style-name="T10"/></text:p>
          </draw:text-box>
        </draw:frame>
        <draw:frame draw:style-name="gr16" draw:text-style-name="P2" xml:id="id59" draw:id="id59" draw:layer="layout" svg:width="4cm" svg:height="4cm" svg:x="151.5cm" svg:y="106.5cm">
          <draw:text-box>
            <text:p><text:span text:style-name="T9">Radial Decouplers</text:span></text:p>
            <text:p><text:span text:style-name="T9">(5)</text:span></text:p>
            <text:p><text:span text:style-name="T5">TT-38K</text:span></text:p>
            <text:p><text:span text:style-name="T10"/></text:p>
            <text:p><text:span text:style-name="T10"/></text:p>
          </draw:text-box>
        </draw:frame>
        <draw:frame draw:style-name="gr16" draw:text-style-name="P2" xml:id="id71" draw:id="id71" draw:layer="layout" svg:width="4cm" svg:height="4cm" svg:x="101.5cm" svg:y="106.5cm">
          <draw:text-box>
            <text:p><text:span text:style-name="T9">Construction</text:span></text:p>
            <text:p><text:span text:style-name="T9">(5)</text:span></text:p>
            <text:p><text:span text:style-name="T5">TT-18A Launch Stability</text:span></text:p>
            <text:p><text:span text:style-name="T6">Small Hardpoint</text:span></text:p>
            <text:p><text:span text:style-name="T6">EAS-4 Strut</text:span></text:p>
            <text:p><text:span text:style-name="T6">Structural Fuselage</text:span></text:p>
            <text:p><text:span text:style-name="T10"/></text:p>
            <text:p><text:span text:style-name="T10"/></text:p>
          </draw:text-box>
        </draw:frame>
        <draw:frame draw:style-name="gr16" draw:text-style-name="P2" xml:id="id54" draw:id="id54" draw:layer="layout" svg:width="4cm" svg:height="4cm" svg:x="41.5cm" svg:y="61.5cm">
          <draw:text-box>
            <text:p><text:span text:style-name="T9">Rovers</text:span></text:p>
            <text:p><text:span text:style-name="T9">(40)</text:span></text:p>
            <text:p><text:span text:style-name="T5">Probodobodyne RoveMate</text:span></text:p>
            <text:p><text:span text:style-name="T6">EAS-1 External Seat</text:span></text:p>
            <text:p><text:span text:style-name="T6">RoveMax Model M1</text:span></text:p>
          </draw:text-box>
        </draw:frame>
        <draw:frame draw:style-name="gr16" draw:text-style-name="P2" xml:id="id6" draw:id="id6" draw:layer="layout" svg:width="4cm" svg:height="4cm" svg:x="96.5cm" svg:y="66.5cm">
          <draw:text-box>
            <text:p><text:span text:style-name="T9">Control Fins</text:span></text:p>
            <text:p><text:span text:style-name="T9">(20)</text:span></text:p>
            <text:p><text:span text:style-name="T5">Delta-Deluxe Winglet</text:span></text:p>
            <text:p><text:span text:style-name="T10"/></text:p>
            <text:p><text:span text:style-name="T10"/></text:p>
          </draw:text-box>
        </draw:frame>
        <draw:frame draw:style-name="gr16" draw:text-style-name="P2" xml:id="id42" draw:id="id42" draw:layer="layout" svg:width="4cm" svg:height="4cm" svg:x="86.5cm" svg:y="66.5cm">
          <draw:text-box>
            <text:p><text:span text:style-name="T9">Wings</text:span></text:p>
            <text:p><text:span text:style-name="T9">(20)</text:span></text:p>
            <text:p><text:span text:style-name="T5">Swept Wing</text:span></text:p>
            <text:p><text:span text:style-name="T6">Small Control Surface</text:span></text:p>
            <text:p><text:span text:style-name="T6">Standard Control Surface</text:span></text:p>
          </draw:text-box>
        </draw:frame>
        <draw:frame draw:style-name="gr16" draw:text-style-name="P2" xml:id="id5" draw:id="id5" draw:layer="layout" svg:width="4cm" svg:height="4cm" svg:x="111.5cm" svg:y="76.5cm">
          <draw:text-box>
            <text:p><text:span text:style-name="T9">Nosecones</text:span></text:p>
            <text:p><text:span text:style-name="T9">(5)</text:span></text:p>
            <text:p><text:span text:style-name="T5">Standard NC</text:span></text:p>
          </draw:text-box>
        </draw:frame>
        <draw:frame draw:style-name="gr16" draw:text-style-name="P2" xml:id="id47" draw:id="id47" draw:layer="layout" svg:width="4cm" svg:height="4cm" svg:x="81.5cm" svg:y="56.5cm">
          <draw:text-box>
            <text:p><text:span text:style-name="T9">Engine Nacelles</text:span></text:p>
            <text:p><text:span text:style-name="T9">(80)</text:span></text:p>
            <text:p><text:span text:style-name="T5">Engine Nacelle</text:span></text:p>
            <text:p><text:span text:style-name="T5">Radial Engine Body</text:span></text:p>
            <text:p><text:span text:style-name="T6">Structural Pylon</text:span></text:p>
          </draw:text-box>
        </draw:frame>
        <draw:frame draw:style-name="gr16" draw:text-style-name="P2" xml:id="id44" draw:id="id44" draw:layer="layout" svg:width="4cm" svg:height="4cm" svg:x="116.5cm" svg:y="66.5cm">
          <draw:text-box>
            <text:p><text:span text:style-name="T9">Intakes</text:span></text:p>
            <text:p><text:span text:style-name="T9">(20)</text:span></text:p>
            <text:p><text:span text:style-name="T5">Circular Intake</text:span></text:p>
          </draw:text-box>
        </draw:frame>
        <draw:frame draw:style-name="gr16" draw:text-style-name="P2" xml:id="id72" draw:id="id72" draw:layer="layout" svg:width="4cm" svg:height="4cm" svg:x="86.5cm" svg:y="116.5cm">
          <draw:text-box>
            <text:p><text:span text:style-name="T9">Station Construction</text:span></text:p>
            <text:p><text:span text:style-name="T9">(20)</text:span></text:p>
            <text:p><text:span text:style-name="T6">Rockomax HubMax</text:span></text:p>
            <text:p><text:span text:style-name="T6">BZ-52 Radial Attachment</text:span></text:p>
          </draw:text-box>
        </draw:frame>
        <draw:frame draw:style-name="gr16" draw:text-style-name="P2" xml:id="id31" draw:id="id31" draw:layer="layout" svg:width="4cm" svg:height="4cm" svg:x="46.5cm" svg:y="111.5cm">
          <draw:text-box>
            <text:p><text:span text:style-name="T9">Electrical Systems</text:span></text:p>
            <text:p><text:span text:style-name="T9">(10)</text:span></text:p>
            <text:p><text:span text:style-name="T5">Z-100</text:span></text:p>
            <text:p><text:span text:style-name="T10"/></text:p>
          </draw:text-box>
        </draw:frame>
        <draw:frame draw:style-name="gr16" draw:text-style-name="P2" xml:id="id26" draw:id="id26" draw:layer="layout" svg:width="4cm" svg:height="4cm" svg:x="61.5cm" svg:y="136.5cm">
          <draw:text-box>
            <text:p><text:span text:style-name="T9">Uncased Solar Panels</text:span></text:p>
            <text:p><text:span text:style-name="T9">(320)</text:span></text:p>
            <text:p><text:span text:style-name="T5">OX-4W 2x3</text:span></text:p>
            <text:p><text:span text:style-name="T5">OX-4L 1x6</text:span></text:p>
            <text:p><text:span text:style-name="T10"/></text:p>
          </draw:text-box>
        </draw:frame>
        <draw:frame draw:style-name="gr16" draw:text-style-name="P2" xml:id="id116" draw:id="id116" draw:layer="layout" svg:width="4cm" svg:height="4cm" svg:x="51.5cm" svg:y="141.5cm">
          <draw:text-box>
            <text:p><text:span text:style-name="T9">RTG</text:span></text:p>
            <text:p><text:span text:style-name="T9">(640)</text:span></text:p>
            <text:p><text:span text:style-name="T5">PB-NUK</text:span></text:p>
            <text:p><text:span text:style-name="T10"/></text:p>
          </draw:text-box>
        </draw:frame>
        <draw:frame draw:style-name="gr16" draw:text-style-name="P2" xml:id="id111" draw:id="id111" draw:layer="layout" svg:width="4cm" svg:height="4cm" svg:x="46.5cm" svg:y="146.5cm">
          <draw:text-box>
            <text:p><text:span text:style-name="T9">Ion</text:span></text:p>
            <text:p><text:span text:style-name="T9">(1280)</text:span></text:p>
            <text:p><text:span text:style-name="T5">PB-ION</text:span></text:p>
            <text:p><text:span text:style-name="T5">PB-X150</text:span></text:p>
            <text:p><text:span text:style-name="T5">PB-X50R</text:span></text:p>
            <text:p><text:span text:style-name="T10"/></text:p>
          </draw:text-box>
        </draw:frame>
        <draw:frame draw:style-name="gr16" draw:text-style-name="P2" xml:id="id49" draw:id="id49" draw:layer="layout" svg:width="4cm" svg:height="4cm" svg:x="76.5cm" svg:y="116.5cm">
          <draw:text-box>
            <text:p><text:span text:style-name="T9">Docking</text:span></text:p>
            <text:p><text:span text:style-name="T9">(20)</text:span></text:p>
            <text:p><text:span text:style-name="T5">Clamp-O-Tron</text:span></text:p>
            <text:p><text:span text:style-name="T10"/></text:p>
            <text:p><text:span text:style-name="T10"/></text:p>
          </draw:text-box>
        </draw:frame>
        <draw:frame draw:style-name="gr16" draw:text-style-name="P2" xml:id="id66" draw:id="id66" draw:layer="layout" svg:width="4cm" svg:height="4cm" svg:x="36.5cm" svg:y="71.5cm">
          <draw:text-box>
            <text:p><text:span text:style-name="T9">Ladders</text:span></text:p>
            <text:p><text:span text:style-name="T9">(10)</text:span></text:p>
            <text:p><text:span text:style-name="T5">Pegasus I</text:span></text:p>
            <text:p><text:span text:style-name="T5">Telus</text:span></text:p>
            <text:p><text:span text:style-name="T5">Telus-LV</text:span></text:p>
            <text:p><text:span text:style-name="T10"/></text:p>
          </draw:text-box>
        </draw:frame>
        <draw:frame draw:style-name="gr16" draw:text-style-name="P2" xml:id="id34" draw:id="id34" draw:layer="layout" svg:width="4cm" svg:height="4cm" svg:x="26.5cm" svg:y="76.5cm">
          <draw:text-box>
            <text:p><text:span text:style-name="T9">Landing Gear</text:span></text:p>
            <text:p><text:span text:style-name="T9">(5)</text:span></text:p>
            <text:p><text:span text:style-name="T5">LT-1</text:span></text:p>
            <text:p><text:span text:style-name="T5">Small Gear Bay</text:span></text:p>
          </draw:text-box>
        </draw:frame>
        <draw:frame draw:style-name="gr16" draw:text-style-name="P2" xml:id="id67" draw:id="id67" draw:layer="layout" svg:width="4cm" svg:height="4cm" svg:x="16.5cm" svg:y="81.5cm">
          <draw:text-box>
            <text:p><text:span text:style-name="T9">Parachute Systems</text:span></text:p>
            <text:p><text:span text:style-name="T9">(0)</text:span></text:p>
            <text:p><text:span text:style-name="T5">Mk16</text:span></text:p>
          </draw:text-box>
        </draw:frame>
        <draw:frame draw:style-name="gr16" draw:text-style-name="P2" xml:id="id110" draw:id="id110" draw:layer="layout" svg:width="4cm" svg:height="4cm" svg:x="56.5cm" svg:y="111.5cm">
          <draw:text-box>
            <text:p><text:span text:style-name="T9">Lights</text:span></text:p>
            <text:p><text:span text:style-name="T9">(10)</text:span></text:p>
            <text:p><text:span text:style-name="T5">Illuminator Mk1</text:span></text:p>
            <text:p><text:span text:style-name="T5">Illuminator Mk2</text:span></text:p>
          </draw:text-box>
        </draw:frame>
        <draw:frame draw:style-name="gr16" draw:text-style-name="P2" xml:id="id55" draw:id="id55" draw:layer="layout" svg:width="4cm" svg:height="4cm" svg:x="36.5cm" svg:y="51.5cm">
          <draw:text-box>
            <text:p><text:span text:style-name="T9">Adv. Wheels</text:span></text:p>
            <text:p><text:span text:style-name="T9">(80)</text:span></text:p>
            <text:p><text:span text:style-name="T5">TR-2L</text:span></text:p>
          </draw:text-box>
        </draw:frame>
        <draw:frame draw:style-name="gr16" draw:text-style-name="P2" xml:id="id107" draw:id="id107" draw:layer="layout" svg:width="4cm" svg:height="4cm" svg:x="26.5cm" svg:y="116.5cm">
          <draw:text-box>
            <text:p><text:span text:style-name="T9">Science Instruments</text:span></text:p>
            <text:p><text:span text:style-name="T9">(20)</text:span></text:p>
            <text:p><text:span text:style-name="T5">PresMatX</text:span></text:p>
            <text:p><text:span text:style-name="T5">2HOT</text:span></text:p>
          </draw:text-box>
        </draw:frame>
        <draw:frame draw:style-name="gr16" draw:text-style-name="P2" xml:id="id106" draw:id="id106" draw:layer="layout" svg:width="4cm" svg:height="4cm" svg:x="31.5cm" svg:y="111.5cm">
          <draw:text-box>
            <text:p><text:span text:style-name="T9">Science</text:span></text:p>
            <text:p><text:span text:style-name="T9">(10)</text:span></text:p>
            <text:p><text:span text:style-name="T5">Mystery Goo</text:span></text:p>
          </draw:text-box>
        </draw:frame>
        <draw:frame draw:style-name="gr16" draw:text-style-name="P2" xml:id="id97" draw:id="id97" draw:layer="layout" svg:width="4cm" svg:height="4cm" svg:x="21.5cm" svg:y="101.5cm">
          <draw:text-box>
            <text:p><text:span text:style-name="T9">Communication</text:span></text:p>
            <text:p><text:span text:style-name="T9">(0)</text:span></text:p>
            <text:p><text:span text:style-name="T5">Communotron 16</text:span></text:p>
          </draw:text-box>
        </draw:frame>
        <draw:frame draw:style-name="gr16" draw:text-style-name="P2" xml:id="id105" draw:id="id105" draw:layer="layout" svg:width="4cm" svg:height="4cm" svg:x="31.5cm" svg:y="136.5cm">
          <draw:text-box>
            <text:p><text:span text:style-name="T9">Lab</text:span></text:p>
            <text:p><text:span text:style-name="T9">(320)</text:span></text:p>
            <text:p><text:span text:style-name="T5">Mobile Processing Lab</text:span></text:p>
          </draw:text-box>
        </draw:frame>
        <draw:frame draw:style-name="gr16" draw:text-style-name="P5" xml:id="id85" draw:id="id85" draw:layer="layout" svg:width="4cm" svg:height="4cm" svg:x="56.5cm" svg:y="81.5cm">
          <draw:text-box>
            <text:p><text:span text:style-name="T4">Command Systems</text:span></text:p>
            <text:p><text:span text:style-name="T4">(0)</text:span></text:p>
            <text:p><text:span text:style-name="T5">Mk1 Command Pod</text:span></text:p>
            <text:p><text:span text:style-name="T7"/></text:p>
          </draw:text-box>
        </draw:frame>
        <draw:frame draw:style-name="gr16" draw:text-style-name="P5" xml:id="id86" draw:id="id86" draw:layer="layout" svg:width="4cm" svg:height="4cm" svg:x="56.5cm" svg:y="51.5cm">
          <draw:text-box>
            <text:p><text:span text:style-name="T4">Adv. Landing Pods</text:span></text:p>
            <text:p><text:span text:style-name="T4">(160)</text:span></text:p>
            <text:p><text:span text:style-name="T5">MK2 Lander Can</text:span></text:p>
          </draw:text-box>
        </draw:frame>
        <draw:frame draw:style-name="gr16" draw:text-style-name="P5" xml:id="id90" draw:id="id90" draw:layer="layout" svg:width="4cm" svg:height="4cm" svg:x="61.5cm" svg:y="46.5cm">
          <draw:text-box>
            <text:p><text:span text:style-name="T4">Adv. Command Pods</text:span></text:p>
            <text:p><text:span text:style-name="T4">(320)</text:span></text:p>
            <text:p><text:span text:style-name="T5">PPD-12 Cupola Module</text:span></text:p>
            <text:p><text:span text:style-name="T7"/></text:p>
          </draw:text-box>
        </draw:frame>
        <draw:frame draw:style-name="gr16" draw:text-style-name="P5" xml:id="id87" draw:id="id87" draw:layer="layout" svg:width="4cm" svg:height="4cm" svg:x="51.5cm" svg:y="56.5cm">
          <draw:text-box>
            <text:p><text:span text:style-name="T4">Imp. Probe Cores</text:span></text:p>
            <text:p><text:span text:style-name="T4">(80)</text:span></text:p>
            <text:p><text:span text:style-name="T5">Probodobodyne QBE</text:span></text:p>
            <text:p><text:span text:style-name="T6">Probodobodyne HECS</text:span></text:p>
            <text:p><text:span text:style-name="T6">Probodobodyne OKTO</text:span></text:p>
            <text:p><text:span text:style-name="T6">Probodobodyne OKTO2</text:span></text:p>
            <text:p><text:span text:style-name="T6">RC-L01 Remote Guidance</text:span></text:p>
            <text:p><text:span text:style-name="T6">RC-001S Remote Guidance</text:span></text:p>
            <text:p><text:span text:style-name="T8"/></text:p>
          </draw:text-box>
        </draw:frame>
        <draw:frame draw:style-name="gr16" draw:text-style-name="P5" xml:id="id91" draw:id="id91" draw:layer="layout" svg:width="4cm" svg:height="4cm" svg:x="46.5cm" svg:y="51.5cm">
          <draw:text-box>
            <text:p><text:span text:style-name="T4">Adv. Probe Cores</text:span></text:p>
            <text:p><text:span text:style-name="T4">(160)</text:span></text:p>
            <text:p><text:span text:style-name="T6">Probodobodyne OKTO2</text:span></text:p>
            <text:p><text:span text:style-name="T8"/></text:p>
          </draw:text-box>
        </draw:frame>
        <draw:frame draw:style-name="gr16" draw:text-style-name="P5" xml:id="id92" draw:id="id92" draw:layer="layout" svg:width="4cm" svg:height="4cm" svg:x="51.5cm" svg:y="51.5cm">
          <draw:text-box>
            <text:p><text:span text:style-name="T4">Large Probe Cores</text:span></text:p>
            <text:p><text:span text:style-name="T4">(160)</text:span></text:p>
            <text:p><text:span text:style-name="T6">RC-L01 Remote Guidance</text:span></text:p>
            <text:p><text:span text:style-name="T6">RC-001S Remote Guidance</text:span></text:p>
            <text:p><text:span text:style-name="T8"/></text:p>
          </draw:text-box>
        </draw:frame>
        <draw:frame draw:style-name="gr16" draw:text-style-name="P2" xml:id="id113" draw:id="id113" draw:layer="layout" svg:width="4cm" svg:height="4cm" svg:x="156.5cm" svg:y="66.5cm">
          <draw:text-box>
            <text:p><text:span text:style-name="T9">Heavy Solid Rocketry (20)</text:span></text:p>
            <text:p><text:span text:style-name="T5">BACC</text:span></text:p>
          </draw:text-box>
        </draw:frame>
        <draw:frame draw:style-name="gr16" draw:text-style-name="P2" xml:id="id114" draw:id="id114" draw:layer="layout" svg:width="4cm" svg:height="4cm" svg:x="156.5cm" svg:y="61.5cm">
          <draw:text-box>
            <text:p><text:span text:style-name="T9">Heavier Solid Rocketry (40)</text:span></text:p>
            <text:p><text:span text:style-name="T5">S1</text:span></text:p>
          </draw:text-box>
        </draw:frame>
        <draw:frame draw:style-name="gr16" draw:text-style-name="P2" xml:id="id17" draw:id="id17" draw:layer="layout" svg:width="4cm" svg:height="4cm" svg:x="131.5cm" svg:y="81.5cm">
          <draw:text-box>
            <text:p><text:span text:style-name="T9">Liquid Rocket Motors (0)</text:span></text:p>
            <text:p><text:span text:style-name="T5">LV-T30</text:span></text:p>
          </draw:text-box>
        </draw:frame>
        <draw:frame draw:style-name="gr16" draw:text-style-name="P2" xml:id="id12" draw:id="id12" draw:layer="layout" svg:width="4cm" svg:height="4cm" svg:x="126.5cm" svg:y="46.5cm">
          <draw:text-box>
            <text:p><text:span text:style-name="T9">Advanced Rocketry</text:span></text:p>
            <text:p><text:span text:style-name="T9">(320)</text:span></text:p>
            <text:p><text:span text:style-name="T5">Toroidal aerospike</text:span></text:p>
          </draw:text-box>
        </draw:frame>
        <draw:frame draw:style-name="gr16" draw:text-style-name="P2" xml:id="id73" draw:id="id73" draw:layer="layout" svg:width="4cm" svg:height="4cm" svg:x="131.5cm" svg:y="36.5cm">
          <draw:text-box>
            <text:p><text:span text:style-name="T4">Nuclear Rocketry</text:span></text:p>
            <text:p><text:span text:style-name="T4">(1280)</text:span></text:p>
            <text:p><text:span text:style-name="T5">LV-N</text:span></text:p>
          </draw:text-box>
        </draw:frame>
        <draw:frame draw:style-name="gr16" draw:text-style-name="P2" xml:id="id16" draw:id="id16" draw:layer="layout" svg:width="4cm" svg:height="4cm" svg:x="141.5cm" svg:y="56.5cm">
          <draw:text-box>
            <text:p><text:span text:style-name="T9">Vacuum Rocketry</text:span></text:p>
            <text:p><text:span text:style-name="T9">(80)</text:span></text:p>
            <text:p><text:span text:style-name="T5">LV-909</text:span></text:p>
            <text:p><text:span text:style-name="T6">O-10</text:span></text:p>
          </draw:text-box>
        </draw:frame>
        <draw:frame draw:style-name="gr16" draw:text-style-name="P2" xml:id="id15" draw:id="id15" draw:layer="layout" svg:width="4cm" svg:height="4cm" svg:x="131.5cm" svg:y="66.5cm">
          <draw:text-box>
            <text:p><text:span text:style-name="T9">Basic Rocketry</text:span></text:p>
            <text:p><text:span text:style-name="T9">(20)</text:span></text:p>
            <text:p><text:span text:style-name="T5">LV-T45</text:span></text:p>
            <text:p><text:span text:style-name="T6">Mark 55 Radial</text:span></text:p>
          </draw:text-box>
        </draw:frame>
        <draw:frame draw:style-name="gr16" draw:text-style-name="P2" xml:id="id19" draw:id="id19" draw:layer="layout" svg:width="4cm" svg:height="4cm" svg:x="146.5cm" svg:y="46.5cm">
          <draw:text-box>
            <text:p><text:span text:style-name="T9">Hvy. Vacumm Rocketry</text:span></text:p>
            <text:p><text:span text:style-name="T9">(320)</text:span></text:p>
            <text:p><text:span text:style-name="T5">Poodle</text:span></text:p>
            <text:p><text:span text:style-name="T10"/></text:p>
          </draw:text-box>
        </draw:frame>
        <draw:frame draw:style-name="gr16" draw:text-style-name="P2" xml:id="id75" draw:id="id75" draw:layer="layout" svg:width="4cm" svg:height="4cm" svg:x="151.5cm" svg:y="41.5cm">
          <draw:text-box>
            <text:p><text:span text:style-name="T9">Heavier Rocketry</text:span></text:p>
            <text:p><text:span text:style-name="T9">(640)</text:span></text:p>
            <text:p><text:span text:style-name="T5">Mainsail</text:span></text:p>
            <text:p><text:span text:style-name="T6">LFB KR-1x2</text:span></text:p>
            <text:p><text:span text:style-name="T10"/></text:p>
          </draw:text-box>
        </draw:frame>
        <draw:frame draw:style-name="gr16" draw:text-style-name="P2" xml:id="id14" draw:id="id14" draw:layer="layout" svg:width="4cm" svg:height="4cm" svg:x="121.5cm" svg:y="61.5cm">
          <draw:text-box>
            <text:p><text:span text:style-name="T9">Adv. Jet Motors</text:span></text:p>
            <text:p><text:span text:style-name="T9">(40)</text:span></text:p>
            <text:p><text:span text:style-name="T5">Turbojet Engine</text:span></text:p>
            <text:p><text:span text:style-name="T4"/></text:p>
          </draw:text-box>
        </draw:frame>
        <draw:frame draw:style-name="gr16" draw:text-style-name="P2" xml:id="id112" draw:id="id112" draw:layer="layout" svg:width="4cm" svg:height="4cm" svg:x="136.5cm" svg:y="46.5cm">
          <draw:text-box>
            <text:p><text:span text:style-name="T9">Adv. Probe Rocketry</text:span></text:p>
            <text:p><text:span text:style-name="T9">(320)</text:span></text:p>
            <text:p><text:span text:style-name="T5">48-7S</text:span></text:p>
            <text:p><text:span text:style-name="T10"/></text:p>
            <text:p><text:span text:style-name="T10"/></text:p>
          </draw:text-box>
        </draw:frame>
        <draw:frame draw:style-name="gr16" draw:text-style-name="P2" xml:id="id79" draw:id="id79" draw:layer="layout" svg:width="4cm" svg:height="4cm" svg:x="166.999cm" svg:y="66.5cm">
          <draw:text-box>
            <text:p><text:span text:style-name="T9">Imp. Size 1 Tanks</text:span></text:p>
            <text:p><text:span text:style-name="T9">(20)</text:span></text:p>
            <text:p><text:span text:style-name="T5">FL-T100</text:span></text:p>
            <text:p><text:span text:style-name="T5">FL-T800</text:span></text:p>
            <text:p><text:span text:style-name="T6">FL-R25 (1.25)</text:span></text:p>
            <text:p><text:span text:style-name="T10"/></text:p>
          </draw:text-box>
        </draw:frame>
        <draw:frame draw:style-name="gr16" draw:text-style-name="P2" xml:id="id77" draw:id="id77" draw:layer="layout" svg:width="4cm" svg:height="4cm" svg:x="176.499cm" svg:y="56.5cm">
          <draw:text-box>
            <text:p><text:span text:style-name="T9">Imp. Size 2 Tanks</text:span></text:p>
            <text:p><text:span text:style-name="T9">(80)</text:span></text:p>
            <text:p><text:span text:style-name="T5">X200-8</text:span></text:p>
            <text:p><text:span text:style-name="T5">Jumbo-64</text:span></text:p>
            <text:p><text:span text:style-name="T6">FL-R1 (2.5)</text:span></text:p>
          </draw:text-box>
        </draw:frame>
        <draw:frame draw:style-name="gr16" draw:text-style-name="P2" xml:id="id76" draw:id="id76" draw:layer="layout" svg:width="4cm" svg:height="4cm" svg:x="181.499cm" svg:y="51.5cm">
          <draw:text-box>
            <text:p><text:span text:style-name="T9">Size 3 Tanks</text:span></text:p>
            <text:p><text:span text:style-name="T9">(160)</text:span></text:p>
            <text:p><text:span text:style-name="T5">S3-3600</text:span></text:p>
            <text:p><text:span text:style-name="T5">S3-7200</text:span></text:p>
          </draw:text-box>
        </draw:frame>
        <draw:frame draw:style-name="gr16" draw:text-style-name="P2" xml:id="id96" draw:id="id96" draw:layer="layout" svg:width="4cm" svg:height="4cm" svg:x="106.5cm" svg:y="51.5cm">
          <draw:text-box>
            <text:p><text:span text:style-name="T9">Adv. RCS Thrusters</text:span></text:p>
            <text:p><text:span text:style-name="T9">(160)</text:span></text:p>
            <text:p><text:span text:style-name="T5">RV-105 RCS</text:span></text:p>
            <text:p><text:span text:style-name="T5">Vernor engine</text:span><text:span text:style-name="T6"><text:line-break/></text:span><text:span text:style-name="T6">Stratus-V Cylindrified</text:span></text:p>
          </draw:text-box>
        </draw:frame>
        <draw:frame draw:style-name="gr16" draw:text-style-name="P2" xml:id="id82" draw:id="id82" draw:layer="layout" svg:width="4cm" svg:height="4cm" svg:x="96.5cm" svg:y="46.5cm">
          <draw:text-box>
            <text:p><text:span text:style-name="T9">Adv. Reaction Wheels</text:span></text:p>
            <text:p><text:span text:style-name="T9">(320)</text:span></text:p>
            <text:p><text:span text:style-name="T5">Inline Advanced Stabilizer</text:span></text:p>
            <text:p><text:span text:style-name="T10"/></text:p>
          </draw:text-box>
        </draw:frame>
        <draw:frame draw:style-name="gr16" draw:text-style-name="P2" xml:id="id8" draw:id="id8" draw:layer="layout" svg:width="4cm" svg:height="4cm" svg:x="101.5cm" svg:y="46.5cm">
          <draw:text-box>
            <text:p><text:span text:style-name="T9">Large Reaction Wheels</text:span></text:p>
            <text:p><text:span text:style-name="T9">(320)</text:span></text:p>
            <text:p><text:span text:style-name="T5">Advanced S.A.S. Module</text:span></text:p>
            <text:p><text:span text:style-name="T10"/></text:p>
          </draw:text-box>
        </draw:frame>
        <draw:frame draw:style-name="gr16" draw:text-style-name="P2" xml:id="id61" draw:id="id61" draw:layer="layout" svg:width="4cm" svg:height="4cm" svg:x="141.5cm" svg:y="121.5cm">
          <draw:text-box>
            <text:p><text:span text:style-name="T9">Heavy Decouplers</text:span></text:p>
            <text:p><text:span text:style-name="T9">(40)</text:span></text:p>
            <text:p><text:span text:style-name="T5">Rockomax Brand Decoupler</text:span></text:p>
            <text:p><text:span text:style-name="T5">TR-XL Separator (2.5)</text:span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60" draw:id="id60" draw:layer="layout" svg:width="4cm" svg:height="4cm" svg:x="131.5cm" svg:y="111.5cm">
          <draw:text-box>
            <text:p><text:span text:style-name="T9">Small Decouplers</text:span></text:p>
            <text:p><text:span text:style-name="T9">(10)</text:span></text:p>
            <text:p><text:span text:style-name="T5">TR-2V Decoupler (0.625)</text:span></text:p>
            <text:p><text:span text:style-name="T5">Tr-2C Separator (0.625)</text:span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103" draw:id="id103" draw:layer="layout" svg:width="4cm" svg:height="4cm" svg:x="136.5cm" svg:y="116.5cm">
          <draw:text-box>
            <text:p><text:span text:style-name="T9">Adv. Decouplers</text:span></text:p>
            <text:p><text:span text:style-name="T9">(20)</text:span></text:p>
            <text:p><text:span text:style-name="T5">TR-18D Separator (1.25)</text:span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62" draw:id="id62" draw:layer="layout" svg:width="4cm" svg:height="4cm" svg:x="146.5cm" svg:y="126.5cm">
          <draw:text-box>
            <text:p><text:span text:style-name="T9">Heavyiest Decouplers</text:span></text:p>
            <text:p><text:span text:style-name="T9">(80)</text:span></text:p>
            <text:p><text:span text:style-name="T5">TR-38-D (3.75)</text:span></text:p>
            <text:p><text:span text:style-name="T10"/></text:p>
            <text:p><text:span text:style-name="T10"/></text:p>
          </draw:text-box>
        </draw:frame>
        <draw:frame draw:style-name="gr16" draw:text-style-name="P2" xml:id="id102" draw:id="id102" draw:layer="layout" svg:width="4cm" svg:height="4cm" svg:x="151.5cm" svg:y="116.5cm">
          <draw:text-box>
            <text:p><text:span text:style-name="T9">Imp. Radial Decouplers</text:span></text:p>
            <text:p><text:span text:style-name="T9">(20)</text:span></text:p>
            <text:p><text:span text:style-name="T5">Hydraulic Manifold</text:span></text:p>
            <text:p><text:span text:style-name="T5">TT-70</text:span></text:p>
            <text:p><text:span text:style-name="T10"/></text:p>
            <text:p><text:span text:style-name="T10"/></text:p>
          </draw:text-box>
        </draw:frame>
        <draw:frame draw:style-name="gr16" draw:text-style-name="P2" xml:id="id37" draw:id="id37" draw:layer="layout" svg:width="4cm" svg:height="4cm" svg:x="121.5cm" svg:y="116.5cm">
          <draw:text-box>
            <text:p><text:span text:style-name="T9">Large Adaptors</text:span></text:p>
            <text:p><text:span text:style-name="T9">(20)</text:span></text:p>
            <text:p><text:span text:style-name="T5">Rockomax Brand (1.25-2.5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38" draw:id="id38" draw:layer="layout" svg:width="4cm" svg:height="4cm" svg:x="126.5cm" svg:y="121.5cm">
          <draw:text-box>
            <text:p><text:span text:style-name="T9">Very Large Adaptors</text:span></text:p>
            <text:p><text:span text:style-name="T9">(40)</text:span></text:p>
            <text:p><text:span text:style-name="T5">ADTP-2-3 (2.5-3.75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101" draw:id="id101" draw:layer="layout" svg:width="4cm" svg:height="4cm" svg:x="116.5cm" svg:y="121.5cm">
          <draw:text-box>
            <text:p><text:span text:style-name="T9">Large Flat Adaptors</text:span></text:p>
            <text:p><text:span text:style-name="T9">(40)</text:span></text:p>
            <text:p><text:span text:style-name="T5">Rockomax 2 (1.25-2.5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40" draw:id="id40" draw:layer="layout" svg:width="4cm" svg:height="4cm" svg:x="111.5cm" svg:y="121.5cm">
          <draw:text-box>
            <text:p><text:span text:style-name="T9">Multi-point Adaptors</text:span></text:p>
            <text:p><text:span text:style-name="T9">(40)</text:span></text:p>
            <text:p><text:span text:style-name="T5">TVR-200 (1.25-2x)</text:span></text:p>
            <text:p><text:span text:style-name="T5">TVR-1180C (1.25-3x)</text:span></text:p>
            <text:p><text:span text:style-name="T5">TVR-2160C (1.25-4x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6" draw:text-style-name="P2" xml:id="id29" draw:id="id29" draw:layer="layout" svg:width="4cm" svg:height="4cm" svg:x="36.5cm" svg:y="111.5cm">
          <draw:text-box>
            <text:p><text:span text:style-name="T9">Small Stack Batteries</text:span></text:p>
            <text:p><text:span text:style-name="T9">(10)</text:span></text:p>
            <text:p><text:span text:style-name="T5">Z-200</text:span></text:p>
            <text:p><text:span text:style-name="T10"/></text:p>
          </draw:text-box>
        </draw:frame>
        <draw:frame draw:style-name="gr16" draw:text-style-name="P2" xml:id="id32" draw:id="id32" draw:layer="layout" svg:width="4cm" svg:height="4cm" svg:x="41.5cm" svg:y="121.5cm">
          <draw:text-box>
            <text:p><text:span text:style-name="T9">Large Batteries</text:span></text:p>
            <text:p><text:span text:style-name="T9">(40)</text:span></text:p>
            <text:p><text:span text:style-name="T5">Z-400</text:span></text:p>
            <text:p><text:span text:style-name="T10"/></text:p>
          </draw:text-box>
        </draw:frame>
        <draw:frame draw:style-name="gr16" draw:text-style-name="P2" xml:id="id30" draw:id="id30" draw:layer="layout" svg:width="4cm" svg:height="4cm" svg:x="36.5cm" svg:y="126.5cm">
          <draw:text-box>
            <text:p><text:span text:style-name="T9">Stack Batteries</text:span></text:p>
            <text:p><text:span text:style-name="T9">(80)</text:span></text:p>
            <text:p><text:span text:style-name="T5">Z-1k</text:span></text:p>
            <text:p><text:span text:style-name="T10"/></text:p>
          </draw:text-box>
        </draw:frame>
        <draw:frame draw:style-name="gr16" draw:text-style-name="P2" xml:id="id33" draw:id="id33" draw:layer="layout" svg:width="4cm" svg:height="4cm" svg:x="36.5cm" svg:y="136.5cm">
          <draw:text-box>
            <text:p><text:span text:style-name="T9">Large Stack Batteries</text:span></text:p>
            <text:p><text:span text:style-name="T9">(320)</text:span></text:p>
            <text:p><text:span text:style-name="T5">Z-4K</text:span></text:p>
            <text:p><text:span text:style-name="T10"/></text:p>
          </draw:text-box>
        </draw:frame>
        <draw:frame draw:style-name="gr16" draw:text-style-name="P2" xml:id="id25" draw:id="id25" draw:layer="layout" svg:width="4cm" svg:height="4cm" svg:x="56.5cm" svg:y="126.5cm">
          <draw:text-box>
            <text:p><text:span text:style-name="T9">Solar Panels</text:span></text:p>
            <text:p><text:span text:style-name="T9">(80)</text:span></text:p>
            <text:p><text:span text:style-name="T5">OX-STAT</text:span></text:p>
            <text:p><text:span text:style-name="T10"/></text:p>
          </draw:text-box>
        </draw:frame>
        <draw:frame draw:style-name="gr16" draw:text-style-name="P2" xml:id="id27" draw:id="id27" draw:layer="layout" svg:width="4cm" svg:height="4cm" svg:x="56.5cm" svg:y="136.5cm">
          <draw:text-box>
            <text:p><text:span text:style-name="T9">Cased Solar Panels</text:span></text:p>
            <text:p><text:span text:style-name="T9">(320)</text:span></text:p>
            <text:p><text:span text:style-name="T5">SP-W 2x3</text:span></text:p>
            <text:p><text:span text:style-name="T5">SP-L 1x6</text:span></text:p>
            <text:p><text:span text:style-name="T10"/></text:p>
          </draw:text-box>
        </draw:frame>
        <draw:frame draw:style-name="gr16" draw:text-style-name="P2" xml:id="id28" draw:id="id28" draw:layer="layout" svg:width="4cm" svg:height="4cm" svg:x="61.5cm" svg:y="141.5cm">
          <draw:text-box>
            <text:p><text:span text:style-name="T9">Large Solar Panels</text:span></text:p>
            <text:p><text:span text:style-name="T9">(640)</text:span></text:p>
            <text:p><text:span text:style-name="T5">Gigantor XL</text:span></text:p>
            <text:p><text:span text:style-name="T10"/></text:p>
          </draw:text-box>
        </draw:frame>
        <draw:frame draw:style-name="gr16" draw:text-style-name="P2" xml:id="id108" draw:id="id108" draw:layer="layout" svg:width="4cm" svg:height="4cm" svg:x="26.5cm" svg:y="131.5cm">
          <draw:text-box>
            <text:p><text:span text:style-name="T9">Science Instruments</text:span></text:p>
            <text:p><text:span text:style-name="T9">(160)</text:span></text:p>
            <text:p><text:span text:style-name="T5">Double-C Seismic</text:span></text:p>
            <text:p><text:span text:style-name="T10"/></text:p>
            <text:p><text:span text:style-name="T10"/></text:p>
          </draw:text-box>
        </draw:frame>
        <draw:frame draw:style-name="gr16" draw:text-style-name="P2" xml:id="id109" draw:id="id109" draw:layer="layout" svg:width="4cm" svg:height="4cm" svg:x="26.5cm" svg:y="141.5cm">
          <draw:text-box>
            <text:p><text:span text:style-name="T9">Science Instruments</text:span></text:p>
            <text:p><text:span text:style-name="T9">(640)</text:span></text:p>
            <text:p><text:span text:style-name="T5">Sensor Array Nose Cone</text:span></text:p>
            <text:p><text:span text:style-name="T5">GRAVMAX</text:span></text:p>
            <text:p><text:span text:style-name="T10"/></text:p>
          </draw:text-box>
        </draw:frame>
        <draw:frame draw:style-name="gr16" draw:text-style-name="P2" xml:id="id104" draw:id="id104" draw:layer="layout" svg:width="4cm" svg:height="4cm" svg:x="31.5cm" svg:y="121.5cm">
          <draw:text-box>
            <text:p><text:span text:style-name="T9">Science Experiments</text:span></text:p>
            <text:p><text:span text:style-name="T9">(40)</text:span></text:p>
            <text:p><text:span text:style-name="T5">SC-9001 Science Jr.</text:span></text:p>
          </draw:text-box>
        </draw:frame>
        <draw:frame draw:style-name="gr16" draw:text-style-name="P2" xml:id="id98" draw:id="id98" draw:layer="layout" svg:width="4cm" svg:height="4cm" svg:x="21.5cm" svg:y="116.5cm">
          <draw:text-box>
            <text:p><text:span text:style-name="T9">Antenna</text:span></text:p>
            <text:p><text:span text:style-name="T9">(20)</text:span></text:p>
            <text:p><text:span text:style-name="T5">Comms DTS-M1</text:span></text:p>
          </draw:text-box>
        </draw:frame>
        <draw:frame draw:style-name="gr16" draw:text-style-name="P2" xml:id="id99" draw:id="id99" draw:layer="layout" svg:width="4cm" svg:height="4cm" svg:x="21.5cm" svg:y="131.5cm">
          <draw:text-box>
            <text:p><text:span text:style-name="T9">Antenna</text:span></text:p>
            <text:p><text:span text:style-name="T9">(160)</text:span></text:p>
            <text:p><text:span text:style-name="T5">Communotron 88-88</text:span></text:p>
          </draw:text-box>
        </draw:frame>
        <draw:frame draw:style-name="gr16" draw:text-style-name="P2" xml:id="id100" draw:id="id100" draw:layer="layout" svg:width="4cm" svg:height="4cm" svg:x="26.5cm" svg:y="61.5cm">
          <draw:text-box>
            <text:p><text:span text:style-name="T9">Large Landing Gear</text:span></text:p>
            <text:p><text:span text:style-name="T9">(40)</text:span></text:p>
            <text:p><text:span text:style-name="T5">LT-2</text:span></text:p>
          </draw:text-box>
        </draw:frame>
        <draw:frame draw:style-name="gr16" draw:text-style-name="P2" xml:id="id35" draw:id="id35" draw:layer="layout" svg:width="4cm" svg:height="4cm" svg:x="31.5cm" svg:y="66.5cm">
          <draw:text-box>
            <text:p><text:span text:style-name="T9">Small Landing Gear</text:span></text:p>
            <text:p><text:span text:style-name="T9">(20)</text:span></text:p>
            <text:p><text:span text:style-name="T5">LT-5</text:span></text:p>
          </draw:text-box>
        </draw:frame>
        <draw:frame draw:style-name="gr16" draw:text-style-name="P2" xml:id="id4" draw:id="id4" draw:layer="layout" svg:width="4cm" svg:height="4cm" svg:x="101.5cm" svg:y="76.5cm">
          <draw:text-box>
            <text:p><text:span text:style-name="T9">Control</text:span></text:p>
            <text:p><text:span text:style-name="T9">(5)</text:span></text:p>
            <text:p><text:span text:style-name="T6">Tailfin</text:span></text:p>
            <text:p><text:span text:style-name="T6">Aerodynamic Nose Cone</text:span></text:p>
            <text:p><text:span text:style-name="T10"/></text:p>
            <text:p><text:span text:style-name="T10"/></text:p>
          </draw:text-box>
        </draw:frame>
        <draw:frame draw:style-name="gr16" draw:text-style-name="P2" xml:id="id95" draw:id="id95" draw:layer="layout" svg:width="4cm" svg:height="4cm" svg:x="96.5cm" svg:y="56.5cm">
          <draw:text-box>
            <text:p><text:span text:style-name="T9">Imp. Control Fins</text:span></text:p>
            <text:p><text:span text:style-name="T9">(80)</text:span></text:p>
            <text:p><text:span text:style-name="T5">AV-R8 Winglet</text:span></text:p>
            <text:p><text:span text:style-name="T10"/></text:p>
            <text:p><text:span text:style-name="T10"/></text:p>
          </draw:text-box>
        </draw:frame>
        <draw:frame draw:style-name="gr16" draw:text-style-name="P2" xml:id="id84" draw:id="id84" draw:layer="layout" svg:width="4cm" svg:height="4cm" svg:x="91.5cm" svg:y="61.5cm">
          <draw:text-box>
            <text:p><text:span text:style-name="T9">Cannards</text:span></text:p>
            <text:p><text:span text:style-name="T9">(40)</text:span></text:p>
            <text:p><text:span text:style-name="T5">Advanced Canard</text:span></text:p>
            <text:p><text:span text:style-name="T5">Standard Canard</text:span></text:p>
          </draw:text-box>
        </draw:frame>
        <draw:frame draw:style-name="gr16" draw:text-style-name="P2" xml:id="id93" draw:id="id93" draw:layer="layout" svg:width="4cm" svg:height="4cm" svg:x="86.5cm" svg:y="56.5cm">
          <draw:text-box>
            <text:p><text:span text:style-name="T9">Wings</text:span></text:p>
            <text:p><text:span text:style-name="T9">(80)</text:span></text:p>
            <text:p><text:span text:style-name="T5">Wing Connector</text:span></text:p>
            <text:p><text:span text:style-name="T5">Structural Wing</text:span></text:p>
            <text:p><text:span text:style-name="T6">AV-T1 Winglet</text:span></text:p>
          </draw:text-box>
        </draw:frame>
        <draw:frame draw:style-name="gr16" draw:text-style-name="P2" xml:id="id94" draw:id="id94" draw:layer="layout" svg:width="4cm" svg:height="4cm" svg:x="86.5cm" svg:y="51.5cm">
          <draw:text-box>
            <text:p><text:span text:style-name="T9">Wings</text:span></text:p>
            <text:p><text:span text:style-name="T9">(160)</text:span></text:p>
            <text:p><text:span text:style-name="T5">Delta Wing</text:span></text:p>
          </draw:text-box>
        </draw:frame>
        <draw:connector draw:style-name="gr23" draw:text-style-name="P1" draw:layer="layout" draw:type="lines" svg:x1="105.5cm" svg:y1="78.5cm" svg:x2="111.5cm" svg:y2="78.5cm" draw:start-shape="id4" draw:start-glue-point="1" draw:end-shape="id5" draw:end-glue-point="3" svg:d="m105500 78500h501 4998 501" svg:viewBox="0 0 6001 1">
          <text:p/>
        </draw:connector>
        <draw:connector draw:style-name="gr23" draw:text-style-name="P1" draw:layer="layout" draw:type="lines" svg:x1="103.5cm" svg:y1="76.5cm" svg:x2="98.5cm" svg:y2="70.5cm" draw:start-shape="id4" draw:end-shape="id6" draw:end-glue-point="2" svg:d="m103500 76500v-501l-5000-4998v-501" svg:viewBox="0 0 5001 6001">
          <text:p/>
        </draw:connector>
        <draw:connector draw:style-name="gr23" draw:text-style-name="P1" draw:layer="layout" draw:type="lines" svg:x1="103.5cm" svg:y1="76.5cm" svg:x2="103.5cm" svg:y2="60.5cm" draw:start-shape="id4" draw:start-glue-point="0" draw:end-shape="id7" draw:end-glue-point="2" svg:d="m103500 76500v-501-14998-501" svg:viewBox="0 0 1 16001">
          <text:p/>
        </draw:connector>
        <draw:connector draw:style-name="gr23" draw:text-style-name="P1" draw:layer="layout" draw:type="lines" svg:x1="103.5cm" svg:y1="56.5cm" svg:x2="103.5cm" svg:y2="50.5cm" draw:start-shape="id7" draw:end-shape="id8" draw:end-glue-point="2" svg:d="m103500 56500v-501-4998-501" svg:viewBox="0 0 1 6001">
          <text:p/>
        </draw:connector>
        <draw:connector draw:style-name="gr23" draw:text-style-name="P1" draw:layer="layout" draw:type="lines" svg:x1="58.5cm" svg:y1="81.589cm" svg:x2="68.5cm" svg:y2="75.5cm" draw:end-shape="id9" svg:d="m58500 81589v0l10000-5588v-501" svg:viewBox="0 0 10001 6090">
          <text:p/>
        </draw:connector>
        <draw:connector draw:style-name="gr23" draw:text-style-name="P1" draw:layer="layout" draw:type="lines" svg:x1="58.5cm" svg:y1="81.589cm" svg:x2="58.5cm" svg:y2="65.5cm" draw:end-shape="id10" draw:end-glue-point="2" svg:d="m58500 81589v0-15588-501" svg:viewBox="0 0 1 16090">
          <text:p/>
        </draw:connector>
        <draw:connector draw:style-name="gr23" draw:text-style-name="P1" draw:layer="layout" draw:type="lines" svg:x1="58.5cm" svg:y1="81.589cm" svg:x2="53.5cm" svg:y2="70.5cm" draw:end-shape="id11" draw:end-glue-point="2" svg:d="m58500 81589v0l-5000-10588v-501" svg:viewBox="0 0 5001 11090">
          <text:p/>
        </draw:connector>
        <draw:connector draw:style-name="gr23" draw:text-style-name="P1" draw:layer="layout" draw:type="lines" svg:x1="128.5cm" svg:y1="46.5cm" svg:x2="125.5cm" svg:y2="43.5cm" draw:start-shape="id12" draw:end-shape="id13" draw:end-glue-point="1" svg:d="m128500 46500v-501l-2499-2499h-501" svg:viewBox="0 0 3001 3001">
          <text:p/>
        </draw:connector>
        <draw:connector draw:style-name="gr23" draw:text-style-name="P1" draw:layer="layout" draw:type="lines" svg:x1="123.5cm" svg:y1="61.5cm" svg:x2="123.5cm" svg:y2="45.5cm" draw:start-shape="id14" draw:start-glue-point="0" draw:end-shape="id13" draw:end-glue-point="2" svg:d="m123500 61500v-501-14998-501" svg:viewBox="0 0 1 16001">
          <text:p/>
        </draw:connector>
        <draw:connector draw:style-name="gr23" draw:text-style-name="P1" draw:layer="layout" draw:type="lines" svg:x1="135.5cm" svg:y1="68.5cm" svg:x2="143.5cm" svg:y2="60.5cm" draw:start-shape="id15" draw:start-glue-point="1" draw:end-shape="id16" draw:end-glue-point="2" svg:d="m135500 68500h501l7499-7499v-501" svg:viewBox="0 0 8001 8001">
          <text:p/>
        </draw:connector>
        <draw:connector draw:style-name="gr23" draw:text-style-name="P1" draw:layer="layout" draw:type="lines" svg:x1="133.5cm" svg:y1="66.5cm" svg:x2="128.5cm" svg:y2="50.5cm" draw:start-shape="id15" draw:end-shape="id12" draw:end-glue-point="2" svg:d="m133500 66500v-501l-5000-14998v-501" svg:viewBox="0 0 5001 16001">
          <text:p/>
        </draw:connector>
        <draw:connector draw:style-name="gr23" draw:text-style-name="P1" draw:layer="layout" draw:type="lines" svg:x1="135.5cm" svg:y1="83.5cm" svg:x2="153.5cm" svg:y2="55.5cm" draw:start-shape="id17" draw:start-glue-point="1" draw:end-shape="id18" draw:end-glue-point="2" svg:d="m135500 83500h501l17499-27499v-501" svg:viewBox="0 0 18001 28001">
          <text:p/>
        </draw:connector>
        <draw:connector draw:style-name="gr24" draw:text-style-name="P1" draw:layer="layout" draw:type="lines" svg:x1="151.5cm" svg:y1="53.5cm" svg:x2="148.5cm" svg:y2="50.5cm" draw:start-shape="id18" draw:start-glue-point="3" draw:end-shape="id19" draw:end-glue-point="2" svg:d="m151500 53500h-501l-2499-2499v-501" svg:viewBox="0 0 3001 3001">
          <text:p/>
        </draw:connector>
        <draw:connector draw:style-name="gr23" draw:text-style-name="P1" draw:layer="layout" draw:type="lines" svg:x1="155.5cm" svg:y1="53.5cm" svg:x2="158.5cm" svg:y2="45.5cm" draw:start-shape="id18" draw:start-glue-point="1" draw:end-shape="id20" draw:end-glue-point="2" svg:d="m155500 53500h501l2499-7499v-501" svg:viewBox="0 0 3001 8001">
          <text:p/>
        </draw:connector>
        <draw:connector draw:style-name="gr23" draw:text-style-name="P1" draw:layer="layout" draw:type="lines" svg:x1="175.499cm" svg:y1="83.5cm" svg:x2="178.499cm" svg:y2="65.5cm" draw:start-shape="id21" draw:start-glue-point="1" draw:end-shape="id22" draw:end-glue-point="2" svg:d="m175499 83500h501l2499-17499v-501" svg:viewBox="0 0 3001 18001">
          <text:p/>
        </draw:connector>
        <draw:connector draw:style-name="gr23" draw:text-style-name="P1" draw:layer="layout" draw:type="lines" svg:x1="173.499cm" svg:y1="81.5cm" svg:x2="173.499cm" svg:y2="45.5cm" draw:start-shape="id21" draw:start-glue-point="0" draw:end-shape="id23" draw:end-glue-point="2" svg:d="m173499 81500v-501-34998-501" svg:viewBox="0 0 1 36001">
          <text:p/>
        </draw:connector>
        <draw:connector draw:style-name="gr23" draw:text-style-name="P1" draw:layer="layout" draw:type="lines" svg:x1="171.499cm" svg:y1="83.5cm" svg:x2="164cm" svg:y2="70.5cm" draw:start-shape="id21" draw:start-glue-point="3" draw:end-shape="id24" draw:end-glue-point="2" svg:d="m171499 83500h-501l-6998-12499v-501" svg:viewBox="0 0 7500 13001">
          <text:p/>
        </draw:connector>
        <draw:connector draw:style-name="gr23" draw:text-style-name="P1" draw:layer="layout" draw:type="lines" svg:x1="60.5cm" svg:y1="128.5cm" svg:x2="63.5cm" svg:y2="136.5cm" draw:start-shape="id25" draw:end-shape="id26" draw:end-glue-point="0" svg:d="m60500 128500h501l2499 7499v501" svg:viewBox="0 0 3001 8001">
          <text:p/>
        </draw:connector>
        <draw:connector draw:style-name="gr23" draw:text-style-name="P1" draw:layer="layout" draw:type="lines" svg:x1="58.5cm" svg:y1="130.5cm" svg:x2="58.5cm" svg:y2="136.5cm" draw:start-shape="id25" draw:start-glue-point="2" draw:end-shape="id27" svg:d="m58500 130500v501 4998 501" svg:viewBox="0 0 1 6001">
          <text:p/>
        </draw:connector>
        <draw:connector draw:style-name="gr24" draw:text-style-name="P1" draw:layer="layout" draw:type="lines" svg:x1="58.5cm" svg:y1="140.5cm" svg:x2="61.5cm" svg:y2="143.5cm" draw:start-shape="id27" draw:start-glue-point="2" draw:end-shape="id28" draw:end-glue-point="3" svg:d="m58500 140500v501l2499 2499h501" svg:viewBox="0 0 3001 3001">
          <text:p/>
        </draw:connector>
        <draw:connector draw:style-name="gr23" draw:text-style-name="P1" draw:layer="layout" draw:type="lines" svg:x1="38.5cm" svg:y1="115.5cm" svg:x2="38.5cm" svg:y2="126.5cm" draw:start-shape="id29" draw:start-glue-point="2" draw:end-shape="id30" draw:end-glue-point="0" svg:d="m38500 115500v501 9998 501" svg:viewBox="0 0 1 11001">
          <text:p/>
        </draw:connector>
        <draw:connector draw:style-name="gr23" draw:text-style-name="P1" draw:layer="layout" draw:type="lines" svg:x1="46.5cm" svg:y1="113.5cm" svg:x2="40.5cm" svg:y2="113.5cm" draw:start-shape="id31" draw:start-glue-point="3" draw:end-shape="id29" draw:end-glue-point="1" svg:d="m46500 113500h-501-4998-501" svg:viewBox="0 0 6001 1">
          <text:p/>
        </draw:connector>
        <draw:connector draw:style-name="gr23" draw:text-style-name="P1" draw:layer="layout" draw:type="lines" svg:x1="43.5cm" svg:y1="125.5cm" svg:x2="40.5cm" svg:y2="138.5cm" draw:start-shape="id32" draw:start-glue-point="2" draw:end-shape="id33" draw:end-glue-point="1" svg:d="m43500 125500v501l-2499 12499h-501" svg:viewBox="0 0 3001 13001">
          <text:p/>
        </draw:connector>
        <draw:connector draw:style-name="gr23" draw:text-style-name="P1" draw:layer="layout" draw:type="lines" svg:x1="30.5cm" svg:y1="78.5cm" svg:x2="33.5cm" svg:y2="70.5cm" draw:start-shape="id34" draw:start-glue-point="1" draw:end-shape="id35" draw:end-glue-point="2" svg:d="m30500 78500h501l2499-7499v-501" svg:viewBox="0 0 3001 8001">
          <text:p/>
        </draw:connector>
        <draw:connector draw:style-name="gr23" draw:text-style-name="P1" draw:layer="layout" draw:type="lines" svg:x1="120.5cm" svg:y1="113.5cm" svg:x2="123.5cm" svg:y2="116.5cm" draw:start-shape="id36" draw:start-glue-point="1" draw:end-shape="id37" svg:d="m120500 113500h501l2499 2499v501" svg:viewBox="0 0 3001 3001">
          <text:p/>
        </draw:connector>
        <draw:connector draw:style-name="gr23" draw:text-style-name="P1" draw:layer="layout" draw:type="lines" svg:x1="125.5cm" svg:y1="118.5cm" svg:x2="128.5cm" svg:y2="121.5cm" draw:start-shape="id37" draw:start-glue-point="1" draw:end-shape="id38" svg:d="m125500 118500h501l2499 2499v501" svg:viewBox="0 0 3001 3001">
          <text:p/>
        </draw:connector>
        <draw:connector draw:style-name="gr23" draw:text-style-name="P1" draw:layer="layout" draw:type="lines" svg:x1="123.5cm" svg:y1="120.5cm" svg:x2="123.5cm" svg:y2="126.5cm" draw:start-shape="id37" draw:end-shape="id39" svg:d="m123500 120500v501 4998 501" svg:viewBox="0 0 1 6001">
          <text:p/>
        </draw:connector>
        <draw:connector draw:style-name="gr23" draw:text-style-name="P1" draw:layer="layout" draw:type="lines" svg:x1="116.5cm" svg:y1="113.5cm" svg:x2="113.5cm" svg:y2="121.5cm" draw:start-shape="id36" draw:start-glue-point="3" draw:end-shape="id40" svg:d="m116500 113500h-501l-2499 7499v501" svg:viewBox="0 0 3001 8001">
          <text:p/>
        </draw:connector>
        <draw:connector draw:style-name="gr23" draw:text-style-name="P1" draw:layer="layout" draw:type="lines" svg:x1="116.5cm" svg:y1="113.5cm" svg:x2="108.5cm" svg:y2="116.5cm" draw:start-shape="id36" draw:start-glue-point="3" draw:end-shape="id41" svg:d="m116500 113500h-501l-7499 2499v501" svg:viewBox="0 0 8001 3001">
          <text:p/>
        </draw:connector>
        <draw:connector draw:style-name="gr23" draw:text-style-name="P1" draw:layer="layout" draw:type="lines" svg:x1="103.5cm" svg:y1="76.5cm" svg:x2="88.5cm" svg:y2="70.5cm" draw:start-shape="id4" draw:end-shape="id42" draw:end-glue-point="2" svg:d="m103500 76500v-501l-15000-4998v-501" svg:viewBox="0 0 15001 6001">
          <text:p/>
        </draw:connector>
        <draw:frame draw:style-name="gr16" draw:text-style-name="P2" xml:id="id48" draw:id="id48" draw:layer="layout" svg:width="4cm" svg:height="4cm" svg:x="76.5cm" svg:y="51.5cm">
          <draw:text-box>
            <text:p><text:span text:style-name="T9">Mk3 Fuselage</text:span></text:p>
            <text:p><text:span text:style-name="T9">(160)</text:span></text:p>
            <text:p><text:span text:style-name="T5">Mk3 Fuselage</text:span></text:p>
            <text:p><text:span text:style-name="T5">Mk3 to Mk2 adaptor</text:span></text:p>
            <text:p><text:span text:style-name="T6">MK3 Cockpit</text:span></text:p>
          </draw:text-box>
        </draw:frame>
        <draw:frame draw:style-name="gr16" draw:text-style-name="P2" xml:id="id46" draw:id="id46" draw:layer="layout" svg:width="4cm" svg:height="4cm" svg:x="71.5cm" svg:y="51.5cm">
          <draw:text-box>
            <text:p><text:span text:style-name="T9">Mk2 Fuselage</text:span></text:p>
            <text:p><text:span text:style-name="T9">(160)</text:span></text:p>
            <text:p><text:span text:style-name="T5">Mk2 to size 1 adaptor</text:span></text:p>
            <text:p><text:span text:style-name="T5">Mk2 Fuselage</text:span></text:p>
          </draw:text-box>
        </draw:frame>
        <draw:frame draw:style-name="gr16" draw:text-style-name="P2" xml:id="id74" draw:id="id74" draw:layer="layout" svg:width="4cm" svg:height="4cm" svg:x="116.5cm" svg:y="46.5cm">
          <draw:text-box>
            <text:p><text:span text:style-name="T9">Adv. Intakes</text:span></text:p>
            <text:p><text:span text:style-name="T9">(320)</text:span></text:p>
            <text:p><text:span text:style-name="T5">Ram Air Intake</text:span></text:p>
          </draw:text-box>
        </draw:frame>
        <draw:connector draw:style-name="gr23" draw:text-style-name="P1" draw:layer="layout" draw:type="lines" svg:x1="121.5cm" svg:y1="73.5cm" svg:x2="118.5cm" svg:y2="70.5cm" draw:start-shape="id43" draw:end-shape="id44" draw:end-glue-point="2" svg:d="m121500 73500h-501l-2499-2499v-501" svg:viewBox="0 0 3001 3001">
          <text:p/>
        </draw:connector>
        <draw:connector draw:style-name="gr23" draw:text-style-name="P1" draw:layer="layout" draw:type="lines" svg:x1="78.5cm" svg:y1="61.5cm" svg:x2="73.5cm" svg:y2="55.5cm" draw:start-shape="id45" draw:start-glue-point="0" draw:end-shape="id46" draw:end-glue-point="2" svg:d="m78500 61500v-501l-5000-4998v-501" svg:viewBox="0 0 5001 6001">
          <text:p/>
        </draw:connector>
        <draw:connector draw:style-name="gr23" draw:text-style-name="P1" draw:layer="layout" draw:type="lines" svg:x1="80.5cm" svg:y1="63.5cm" svg:x2="83.5cm" svg:y2="60.5cm" draw:start-shape="id45" draw:start-glue-point="1" draw:end-shape="id47" draw:end-glue-point="2" svg:d="m80500 63500h501l2499-2499v-501" svg:viewBox="0 0 3001 3001">
          <text:p/>
        </draw:connector>
        <draw:connector draw:style-name="gr23" draw:text-style-name="P1" draw:layer="layout" draw:type="lines" svg:x1="78.5cm" svg:y1="61.5cm" svg:x2="78.5cm" svg:y2="55.5cm" draw:start-shape="id45" draw:end-shape="id48" draw:end-glue-point="2" svg:d="m78500 61500v-501-4998-501" svg:viewBox="0 0 1 6001">
          <text:p/>
        </draw:connector>
        <draw:frame draw:style-name="gr16" draw:text-style-name="P2" xml:id="id52" draw:id="id52" draw:layer="layout" svg:width="4cm" svg:height="4cm" svg:x="81.5cm" svg:y="126.5cm">
          <draw:text-box>
            <text:p><text:span text:style-name="T9">Docking</text:span></text:p>
            <text:p><text:span text:style-name="T9">(80)</text:span></text:p>
            <text:p><text:span text:style-name="T5">Clamp-O-Tron Shielded</text:span></text:p>
            <text:p><text:span text:style-name="T5">Inline Camp-O-Tron</text:span></text:p>
            <text:p><text:span text:style-name="T10"/></text:p>
            <text:p><text:span text:style-name="T10"/></text:p>
          </draw:text-box>
        </draw:frame>
        <draw:frame draw:style-name="gr16" draw:text-style-name="P2" xml:id="id53" draw:id="id53" draw:layer="layout" svg:width="4cm" svg:height="4cm" svg:x="66.5cm" svg:y="126.5cm">
          <draw:text-box>
            <text:p><text:span text:style-name="T9">Small Docking</text:span></text:p>
            <text:p><text:span text:style-name="T9">(80)</text:span></text:p>
            <text:p><text:span text:style-name="T5">Clamp-O-Tron Jr.</text:span></text:p>
            <text:p><text:span text:style-name="T10"/></text:p>
            <text:p><text:span text:style-name="T10"/></text:p>
          </draw:text-box>
        </draw:frame>
        <draw:frame draw:style-name="gr16" draw:text-style-name="P2" xml:id="id51" draw:id="id51" draw:layer="layout" svg:width="4cm" svg:height="4cm" svg:x="71.5cm" svg:y="126.5cm">
          <draw:text-box>
            <text:p><text:span text:style-name="T9">Large Docking</text:span></text:p>
            <text:p><text:span text:style-name="T9">(80)</text:span></text:p>
            <text:p><text:span text:style-name="T5">Clamp-O-Tron Sr.</text:span></text:p>
            <text:p><text:span text:style-name="T10"/></text:p>
          </draw:text-box>
        </draw:frame>
        <draw:frame draw:style-name="gr16" draw:text-style-name="P2" xml:id="id50" draw:id="id50" draw:layer="layout" svg:width="4cm" svg:height="4cm" svg:x="76.5cm" svg:y="136.5cm">
          <draw:text-box>
            <text:p><text:span text:style-name="T9">Docking</text:span></text:p>
            <text:p><text:span text:style-name="T9">(320)</text:span></text:p>
            <text:p><text:span text:style-name="T5">Advanced Grabbing Unit</text:span></text:p>
            <text:p><text:span text:style-name="T10"/></text:p>
            <text:p><text:span text:style-name="T10"/></text:p>
          </draw:text-box>
        </draw:frame>
        <draw:connector draw:style-name="gr23" draw:text-style-name="P1" draw:layer="layout" draw:type="lines" svg:x1="78.5cm" svg:y1="120.5cm" svg:x2="78.5cm" svg:y2="136.5cm" draw:start-shape="id49" draw:start-glue-point="2" draw:end-shape="id50" svg:d="m78500 120500v501 14998 501" svg:viewBox="0 0 1 16001">
          <text:p/>
        </draw:connector>
        <draw:connector draw:style-name="gr23" draw:text-style-name="P1" draw:layer="layout" draw:type="lines" svg:x1="76.5cm" svg:y1="118.5cm" svg:x2="73.5cm" svg:y2="126.5cm" draw:start-shape="id49" draw:start-glue-point="3" draw:end-shape="id51" svg:d="m76500 118500h-501l-2499 7499v501" svg:viewBox="0 0 3001 8001">
          <text:p/>
        </draw:connector>
        <draw:connector draw:style-name="gr23" draw:text-style-name="P1" draw:layer="layout" draw:type="lines" svg:x1="80.5cm" svg:y1="118.5cm" svg:x2="83.5cm" svg:y2="126.5cm" draw:start-shape="id49" draw:end-shape="id52" svg:d="m80500 118500h501l2499 7499v501" svg:viewBox="0 0 3001 8001">
          <text:p/>
        </draw:connector>
        <draw:connector draw:style-name="gr23" draw:text-style-name="P1" draw:layer="layout" draw:type="lines" svg:x1="76.5cm" svg:y1="118.5cm" svg:x2="68.5cm" svg:y2="126.5cm" draw:start-shape="id49" draw:start-glue-point="3" draw:end-shape="id53" svg:d="m76500 118500h-501l-7499 7499v501" svg:viewBox="0 0 8001 8001">
          <text:p/>
        </draw:connector>
        <draw:frame draw:style-name="gr16" draw:text-style-name="P2" xml:id="id56" draw:id="id56" draw:layer="layout" svg:width="4cm" svg:height="4cm" svg:x="36.5cm" svg:y="61.5cm">
          <draw:text-box>
            <text:p><text:span text:style-name="T9">Probe Wheels</text:span></text:p>
            <text:p><text:span text:style-name="T9">(40)</text:span></text:p>
            <text:p><text:span text:style-name="T5">RoveMax Model S2</text:span></text:p>
          </draw:text-box>
        </draw:frame>
        <draw:frame draw:style-name="gr16" draw:text-style-name="P2" xml:id="id57" draw:id="id57" draw:layer="layout" svg:width="4cm" svg:height="4cm" svg:x="41.5cm" svg:y="51.5cm">
          <draw:text-box>
            <text:p><text:span text:style-name="T9">Heavy Wheels</text:span></text:p>
            <text:p><text:span text:style-name="T9">(160)</text:span></text:p>
            <text:p><text:span text:style-name="T5">RoveMax Model XL3</text:span></text:p>
          </draw:text-box>
        </draw:frame>
        <draw:connector draw:style-name="gr23" draw:text-style-name="P1" draw:layer="layout" draw:type="lines" svg:x1="43.5cm" svg:y1="61.5cm" svg:x2="38.5cm" svg:y2="55.5cm" draw:start-shape="id54" draw:start-glue-point="0" draw:end-shape="id55" draw:end-glue-point="2" svg:d="m43500 61500v-501l-5000-4998v-501" svg:viewBox="0 0 5001 6001">
          <text:p/>
        </draw:connector>
        <draw:connector draw:style-name="gr23" draw:text-style-name="P1" draw:layer="layout" draw:type="lines" svg:x1="41.5cm" svg:y1="63.5cm" svg:x2="40.5cm" svg:y2="63.5cm" draw:start-shape="id54" draw:end-shape="id56" svg:d="m41500 63500h-501 2-501" svg:viewBox="0 0 1001 1">
          <text:p/>
        </draw:connector>
        <draw:connector draw:style-name="gr23" draw:text-style-name="P1" draw:layer="layout" draw:type="lines" svg:x1="43.5cm" svg:y1="61.5cm" svg:x2="43.5cm" svg:y2="55.5cm" draw:start-shape="id54" draw:start-glue-point="0" draw:end-shape="id57" draw:end-glue-point="2" svg:d="m43500 61500v-501-4998-501" svg:viewBox="0 0 1 6001">
          <text:p/>
        </draw:connector>
        <draw:connector draw:style-name="gr23" draw:text-style-name="P1" draw:layer="layout" draw:type="lines" svg:x1="140.5cm" svg:y1="108.5cm" svg:x2="151.5cm" svg:y2="108.5cm" draw:start-shape="id58" draw:start-glue-point="1" draw:end-shape="id59" draw:end-glue-point="3" svg:d="m140500 108500h501 9998 501" svg:viewBox="0 0 11001 1">
          <text:p/>
        </draw:connector>
        <draw:connector draw:style-name="gr23" draw:text-style-name="P1" draw:layer="layout" draw:type="lines" svg:x1="136.5cm" svg:y1="108.5cm" svg:x2="133.5cm" svg:y2="111.5cm" draw:start-shape="id58" draw:start-glue-point="3" draw:end-shape="id60" svg:d="m136500 108500h-501l-2499 2499v501" svg:viewBox="0 0 3001 3001">
          <text:p/>
        </draw:connector>
        <draw:connector draw:style-name="gr23" draw:text-style-name="P1" draw:layer="layout" draw:type="lines" svg:x1="140.5cm" svg:y1="108.5cm" svg:x2="143.5cm" svg:y2="121.5cm" draw:start-shape="id58" draw:start-glue-point="1" draw:end-shape="id61" svg:d="m140500 108500h501l2499 12499v501" svg:viewBox="0 0 3001 13001">
          <text:p/>
        </draw:connector>
        <draw:connector draw:style-name="gr23" draw:text-style-name="P1" draw:layer="layout" draw:type="lines" svg:x1="145.5cm" svg:y1="123.5cm" svg:x2="148.5cm" svg:y2="126.5cm" draw:start-shape="id61" draw:start-glue-point="1" draw:end-shape="id62" svg:d="m145500 123500h501l2499 2499v501" svg:viewBox="0 0 3001 3001">
          <text:p/>
        </draw:connector>
        <draw:frame draw:style-name="gr16" draw:text-style-name="P2" xml:id="id64" draw:id="id64" draw:layer="layout" svg:width="4cm" svg:height="4cm" svg:x="91.5cm" svg:y="121.5cm">
          <draw:text-box>
            <text:p><text:span text:style-name="T9">Small Struts</text:span></text:p>
            <text:p><text:span text:style-name="T9">(40)</text:span></text:p>
            <text:p><text:span text:style-name="T6">Not-Rockomax <text:s/>Micronode</text:span></text:p>
            <text:p><text:span text:style-name="T5">Cubic Octagonal</text:span></text:p>
            <text:p><text:span text:style-name="T5">Octagonal</text:span></text:p>
            <text:p><text:span text:style-name="T10"/></text:p>
          </draw:text-box>
        </draw:frame>
        <draw:connector draw:style-name="gr23" draw:text-style-name="P1" draw:layer="layout" draw:type="lines" svg:x1="96.5cm" svg:y1="118.5cm" svg:x2="93.5cm" svg:y2="121.5cm" draw:start-shape="id63" draw:start-glue-point="3" draw:end-shape="id64" svg:d="m96500 118500h-501l-2499 2499v501" svg:viewBox="0 0 3001 3001">
          <text:p/>
        </draw:connector>
        <draw:connector draw:style-name="gr23" draw:text-style-name="P1" draw:layer="layout" draw:type="lines" svg:x1="100.5cm" svg:y1="118.5cm" svg:x2="103.5cm" svg:y2="121.5cm" draw:start-shape="id63" draw:start-glue-point="1" draw:end-shape="id65" svg:d="m100500 118500h501l2499 2499v501" svg:viewBox="0 0 3001 3001">
          <text:p/>
        </draw:connector>
        <draw:connector draw:style-name="gr23" draw:text-style-name="P1" draw:layer="layout" draw:type="lines" svg:x1="38.5cm" svg:y1="71.5cm" svg:x2="43.5cm" svg:y2="65.5cm" draw:start-shape="id66" draw:start-glue-point="0" draw:end-shape="id54" draw:end-glue-point="2" svg:d="m38500 71500v-501l5000-4998v-501" svg:viewBox="0 0 5001 6001">
          <text:p/>
        </draw:connector>
        <draw:frame draw:style-name="gr16" draw:text-style-name="P2" xml:id="id69" draw:id="id69" draw:layer="layout" svg:width="4cm" svg:height="4cm" svg:x="11.5cm" svg:y="66.5cm">
          <draw:text-box>
            <text:p><text:span text:style-name="T9">Radial Parachutes</text:span></text:p>
            <text:p><text:span text:style-name="T9">(20)</text:span></text:p>
            <text:p><text:span text:style-name="T5">Mk2-R</text:span></text:p>
          </draw:text-box>
        </draw:frame>
        <draw:frame draw:style-name="gr16" draw:text-style-name="P2" xml:id="id68" draw:id="id68" draw:layer="layout" svg:width="4cm" svg:height="4cm" svg:x="16.5cm" svg:y="61.5cm">
          <draw:text-box>
            <text:p><text:span text:style-name="T9">Heavy Parachutes</text:span></text:p>
            <text:p><text:span text:style-name="T9">(40)</text:span></text:p>
            <text:p><text:span text:style-name="T5">Mk16-XL</text:span></text:p>
          </draw:text-box>
        </draw:frame>
        <draw:frame draw:style-name="gr16" draw:text-style-name="P2" xml:id="id70" draw:id="id70" draw:layer="layout" svg:width="4cm" svg:height="4cm" svg:x="21.5cm" svg:y="56.5cm">
          <draw:text-box>
            <text:p><text:span text:style-name="T9">Drogue Parachutes</text:span></text:p>
            <text:p><text:span text:style-name="T9">(80)</text:span></text:p>
            <text:p><text:span text:style-name="T5">Mk25</text:span></text:p>
          </draw:text-box>
        </draw:frame>
        <draw:connector draw:style-name="gr23" draw:text-style-name="P1" draw:layer="layout" draw:type="lines" svg:x1="18.5cm" svg:y1="81.5cm" svg:x2="18.5cm" svg:y2="65.5cm" draw:start-shape="id67" draw:start-glue-point="0" draw:end-shape="id68" draw:end-glue-point="2" svg:d="m18500 81500v-501-14998-501" svg:viewBox="0 0 1 16001">
          <text:p/>
        </draw:connector>
        <draw:connector draw:style-name="gr23" draw:text-style-name="P1" draw:layer="layout" draw:type="lines" svg:x1="16.5cm" svg:y1="83.5cm" svg:x2="13.5cm" svg:y2="70.5cm" draw:start-shape="id67" draw:start-glue-point="3" draw:end-shape="id69" draw:end-glue-point="2" svg:d="m16500 83500h-501l-2499-12499v-501" svg:viewBox="0 0 3001 13001">
          <text:p/>
        </draw:connector>
        <draw:connector draw:style-name="gr23" draw:text-style-name="P1" draw:layer="layout" draw:type="lines" svg:x1="18.5cm" svg:y1="81.5cm" svg:x2="23.5cm" svg:y2="60.5cm" draw:start-shape="id67" draw:start-glue-point="0" draw:end-shape="id70" draw:end-glue-point="2" svg:d="m18500 81500v-501l5000-19998v-501" svg:viewBox="0 0 5001 21001">
          <text:p/>
        </draw:connector>
        <draw:connector draw:style-name="gr23" draw:text-style-name="P1" draw:layer="layout" draw:type="lines" svg:x1="103.5cm" svg:y1="110.5cm" svg:x2="98.5cm" svg:y2="116.5cm" draw:start-shape="id71" draw:start-glue-point="2" draw:end-shape="id63" draw:end-glue-point="0" svg:d="m103500 110500v501l-5000 4998v501" svg:viewBox="0 0 5001 6001">
          <text:p/>
        </draw:connector>
        <draw:connector draw:style-name="gr23" draw:text-style-name="P1" draw:layer="layout" draw:type="lines" svg:x1="105.5cm" svg:y1="108.5cm" svg:x2="118.5cm" svg:y2="111.5cm" draw:start-shape="id71" draw:start-glue-point="1" draw:end-shape="id36" svg:d="m105500 108500h501l12499 2499v501" svg:viewBox="0 0 13001 3001">
          <text:p/>
        </draw:connector>
        <draw:connector draw:style-name="gr23" draw:text-style-name="P1" draw:layer="layout" draw:type="lines" svg:x1="101.5cm" svg:y1="108.5cm" svg:x2="88.5cm" svg:y2="116.5cm" draw:start-shape="id71" draw:start-glue-point="3" draw:end-shape="id72" svg:d="m101500 108500h-501l-12499 7499v501" svg:viewBox="0 0 13001 8001">
          <text:p/>
        </draw:connector>
        <draw:connector draw:style-name="gr23" draw:text-style-name="P1" draw:layer="layout" draw:type="lines" svg:x1="101.5cm" svg:y1="108.5cm" svg:x2="78.5cm" svg:y2="116.5cm" draw:start-shape="id71" draw:start-glue-point="3" draw:end-shape="id49" svg:d="m101500 108500h-501l-22499 7499v501" svg:viewBox="0 0 23001 8001">
          <text:p/>
        </draw:connector>
        <draw:connector draw:style-name="gr23" draw:text-style-name="P1" draw:layer="layout" draw:type="lines" svg:x1="133.5cm" svg:y1="66.5cm" svg:x2="133.5cm" svg:y2="40.5cm" draw:start-shape="id15" draw:start-glue-point="0" draw:end-shape="id73" svg:d="m133500 66500v-501-24998-501" svg:viewBox="0 0 1 26001">
          <text:p/>
        </draw:connector>
        <draw:connector draw:style-name="gr23" draw:text-style-name="P1" draw:layer="layout" draw:type="lines" svg:x1="123.5cm" svg:y1="71.5cm" svg:x2="123.5cm" svg:y2="65.5cm" draw:start-shape="id43" draw:start-glue-point="0" draw:end-shape="id14" draw:end-glue-point="2" svg:d="m123500 71500v-501-4998-501" svg:viewBox="0 0 1 6001">
          <text:p/>
        </draw:connector>
        <draw:connector draw:style-name="gr23" draw:text-style-name="P1" draw:layer="layout" draw:type="lines" svg:x1="118.5cm" svg:y1="66.5cm" svg:x2="118.5cm" svg:y2="50.5cm" draw:start-shape="id44" draw:start-glue-point="0" draw:end-shape="id74" draw:end-glue-point="2" svg:d="m118500 66500v-501-14998-501" svg:viewBox="0 0 1 16001">
          <text:p/>
        </draw:connector>
        <draw:connector draw:style-name="gr23" draw:text-style-name="P1" draw:layer="layout" draw:type="lines" svg:x1="153.5cm" svg:y1="51.5cm" svg:x2="153.5cm" svg:y2="45.5cm" draw:start-shape="id18" draw:start-glue-point="0" draw:end-shape="id75" svg:d="m153500 51500v-501-4998-501" svg:viewBox="0 0 1 6001">
          <text:p/>
        </draw:connector>
        <draw:connector draw:style-name="gr24" draw:text-style-name="P1" draw:layer="layout" draw:type="lines" svg:x1="145.5cm" svg:y1="58.5cm" svg:x2="148.5cm" svg:y2="50.5cm" draw:start-shape="id16" draw:start-glue-point="1" draw:end-shape="id19" draw:end-glue-point="2" svg:d="m145500 58500h501l2499-7499v-501" svg:viewBox="0 0 3001 8001">
          <text:p/>
        </draw:connector>
        <draw:connector draw:style-name="gr23" draw:text-style-name="P1" draw:layer="layout" draw:type="lines" svg:x1="180.499cm" svg:y1="63.5cm" svg:x2="183.499cm" svg:y2="55.5cm" draw:start-shape="id22" draw:start-glue-point="1" draw:end-shape="id76" draw:end-glue-point="2" svg:d="m180499 63500h501l2499-7499v-501" svg:viewBox="0 0 3001 8001">
          <text:p/>
        </draw:connector>
        <draw:connector draw:style-name="gr23" draw:text-style-name="P1" draw:layer="layout" draw:type="lines" svg:x1="178.499cm" svg:y1="61.5cm" svg:x2="178.499cm" svg:y2="60.5cm" draw:start-shape="id22" draw:start-glue-point="0" draw:end-shape="id77" draw:end-glue-point="2" svg:d="m178499 61500v-501 2-501" svg:viewBox="0 0 1 1001">
          <text:p/>
        </draw:connector>
        <draw:connector draw:style-name="gr23" draw:text-style-name="P1" draw:layer="layout" draw:type="lines" svg:x1="183.499cm" svg:y1="51.5cm" svg:x2="183.499cm" svg:y2="50.5cm" draw:start-shape="id76" draw:end-shape="id78" draw:end-glue-point="2" svg:d="m183499 51500v-501 2-501" svg:viewBox="0 0 1 1001">
          <text:p/>
        </draw:connector>
        <draw:connector draw:style-name="gr23" draw:text-style-name="P1" draw:layer="layout" draw:type="lines" svg:x1="171.499cm" svg:y1="83.5cm" svg:x2="168.999cm" svg:y2="70.5cm" draw:start-shape="id21" draw:start-glue-point="3" draw:end-shape="id79" draw:end-glue-point="2" svg:d="m171499 83500h-501l-1999-12499v-501" svg:viewBox="0 0 2501 13001">
          <text:p/>
        </draw:connector>
        <draw:connector draw:style-name="gr23" draw:text-style-name="P1" draw:layer="layout" draw:type="lines" svg:x1="103.5cm" svg:y1="91.5cm" svg:x2="133.5cm" svg:y2="85.5cm" draw:start-shape="id80" draw:start-glue-point="0" draw:end-shape="id17" draw:end-glue-point="2" svg:d="m103500 91500v-501l30000-4998v-501" svg:viewBox="0 0 30001 6001">
          <text:p/>
        </draw:connector>
        <draw:connector draw:style-name="gr23" draw:text-style-name="P1" draw:layer="layout" draw:type="lines" svg:x1="103.5cm" svg:y1="91.5cm" svg:x2="158.5cm" svg:y2="85.5cm" draw:start-shape="id80" draw:start-glue-point="0" draw:end-shape="id81" draw:end-glue-point="2" svg:d="m103500 91500v-501l55000-4998v-501" svg:viewBox="0 0 55001 6001">
          <text:p/>
        </draw:connector>
        <draw:connector draw:style-name="gr23" draw:text-style-name="P1" draw:layer="layout" draw:type="lines" svg:x1="103.5cm" svg:y1="91.5cm" svg:x2="123.5cm" svg:y2="75.5cm" draw:start-shape="id80" draw:start-glue-point="0" draw:end-shape="id43" draw:end-glue-point="2" svg:d="m103500 91500v-501l20000-14998v-501" svg:viewBox="0 0 20001 16001">
          <text:p/>
        </draw:connector>
        <draw:connector draw:style-name="gr23" draw:text-style-name="P1" draw:layer="layout" draw:type="lines" svg:x1="103.5cm" svg:y1="91.5cm" svg:x2="173.499cm" svg:y2="85.5cm" draw:start-shape="id80" draw:start-glue-point="0" draw:end-shape="id21" draw:end-glue-point="2" svg:d="m103500 91500v-501l69999-4998v-501" svg:viewBox="0 0 70000 6001">
          <text:p/>
        </draw:connector>
        <draw:connector draw:style-name="gr23" draw:text-style-name="P1" draw:layer="layout" draw:type="lines" svg:x1="103.5cm" svg:y1="56.5cm" svg:x2="98.5cm" svg:y2="50.5cm" draw:start-shape="id7" draw:end-shape="id82" draw:end-glue-point="2" svg:d="m103500 56500v-501l-5000-4998v-501" svg:viewBox="0 0 5001 6001">
          <text:p/>
        </draw:connector>
        <draw:connector draw:style-name="gr23" draw:text-style-name="P1" draw:layer="layout" draw:type="lines" svg:x1="103.5cm" svg:y1="76.5cm" svg:x2="108.5cm" svg:y2="65.5cm" draw:start-shape="id4" draw:start-glue-point="0" draw:end-shape="id83" draw:end-glue-point="2" svg:d="m103500 76500v-501l5000-9998v-501" svg:viewBox="0 0 5001 11001">
          <text:p/>
        </draw:connector>
        <draw:connector draw:style-name="gr23" draw:text-style-name="P1" draw:layer="layout" draw:type="lines" svg:x1="96.5cm" svg:y1="68.5cm" svg:x2="93.5cm" svg:y2="65.5cm" draw:start-shape="id6" draw:start-glue-point="3" draw:end-shape="id84" draw:end-glue-point="2" svg:d="m96500 68500h-501l-2499-2499v-501" svg:viewBox="0 0 3001 3001">
          <text:p/>
        </draw:connector>
        <draw:connector draw:style-name="gr23" draw:text-style-name="P1" draw:layer="layout" draw:type="lines" svg:x1="103.5cm" svg:y1="91.5cm" svg:x2="58.5cm" svg:y2="85.5cm" draw:start-shape="id80" draw:end-shape="id85" draw:end-glue-point="2" svg:d="m103500 91500v-501l-45000-4998v-501" svg:viewBox="0 0 45001 6001">
          <text:p/>
        </draw:connector>
        <draw:connector draw:style-name="gr23" draw:text-style-name="P1" draw:layer="layout" draw:type="lines" svg:x1="103.5cm" svg:y1="91.5cm" svg:x2="18.5cm" svg:y2="85.5cm" draw:start-shape="id80" draw:start-glue-point="0" draw:end-shape="id67" draw:end-glue-point="2" svg:d="m103500 91500v-501l-85000-4998v-501" svg:viewBox="0 0 85001 6001">
          <text:p/>
        </draw:connector>
        <draw:connector draw:style-name="gr23" draw:text-style-name="P1" draw:layer="layout" draw:type="lines" svg:x1="60.5cm" svg:y1="83.5cm" svg:x2="101.5cm" svg:y2="78.5cm" draw:start-shape="id85" draw:start-glue-point="1" draw:end-shape="id4" draw:end-glue-point="3" svg:d="m60500 83500h501l39998-5000h501" svg:viewBox="0 0 41001 5001">
          <text:p/>
        </draw:connector>
        <draw:connector draw:style-name="gr23" draw:text-style-name="P1" draw:layer="layout" draw:type="lines" svg:x1="58.5cm" svg:y1="61.5cm" svg:x2="58.5cm" svg:y2="55.5cm" draw:start-shape="id10" draw:start-glue-point="0" draw:end-shape="id86" draw:end-glue-point="2" svg:d="m58500 61500v-501-4998-501" svg:viewBox="0 0 1 6001">
          <text:p/>
        </draw:connector>
        <draw:connector draw:style-name="gr23" draw:text-style-name="P1" draw:layer="layout" draw:type="lines" svg:x1="53.5cm" svg:y1="66.5cm" svg:x2="53.5cm" svg:y2="60.5cm" draw:start-shape="id11" draw:start-glue-point="0" draw:end-shape="id87" draw:end-glue-point="2" svg:d="m53500 66500v-501-4998-501" svg:viewBox="0 0 1 6001">
          <text:p/>
        </draw:connector>
        <draw:connector draw:style-name="gr25" draw:text-style-name="P1" draw:layer="layout" draw:type="lines" svg:x1="135.5cm" svg:y1="68.5cm" svg:x2="138.5cm" svg:y2="60.5cm" draw:start-shape="id15" draw:start-glue-point="1" draw:end-shape="id88" draw:end-glue-point="2" svg:d="m135500 68500h501l2499-7499v-501" svg:viewBox="0 0 3001 8001">
          <text:p/>
        </draw:connector>
        <draw:connector draw:style-name="gr25" draw:text-style-name="P1" draw:layer="layout" draw:type="lines" svg:x1="70.5cm" svg:y1="73.5cm" svg:x2="76.5cm" svg:y2="63.5cm" draw:start-shape="id9" draw:start-glue-point="1" draw:end-shape="id45" draw:end-glue-point="3" svg:d="m70500 73500h501l4998-10000h501" svg:viewBox="0 0 6001 10001">
          <text:p/>
        </draw:connector>
        <draw:connector draw:style-name="gr25" draw:text-style-name="P1" draw:layer="layout" draw:type="lines" svg:x1="63.5cm" svg:y1="56.5cm" svg:x2="63.5cm" svg:y2="50.5cm" draw:start-shape="id89" draw:start-glue-point="0" draw:end-shape="id90" draw:end-glue-point="2" svg:d="m63500 56500v-501-4998-501" svg:viewBox="0 0 1 6001">
          <text:p/>
        </draw:connector>
        <draw:connector draw:style-name="gr25" draw:text-style-name="P1" draw:layer="layout" draw:type="lines" svg:x1="58.5cm" svg:y1="81.589cm" svg:x2="63.5cm" svg:y2="60.487cm" draw:end-shape="id89" draw:end-glue-point="2" svg:d="m58500 81589v0l5000-20601v-501" svg:viewBox="0 0 5001 21103">
          <text:p/>
        </draw:connector>
        <draw:connector draw:style-name="gr25" draw:text-style-name="P1" draw:layer="layout" draw:type="lines" svg:x1="51.5cm" svg:y1="58.5cm" svg:x2="48.5cm" svg:y2="55.5cm" draw:start-shape="id87" draw:start-glue-point="3" draw:end-shape="id91" draw:end-glue-point="2" svg:d="m51500 58500h-501l-2499-2499v-501" svg:viewBox="0 0 3001 3001">
          <text:p/>
        </draw:connector>
        <draw:connector draw:style-name="gr25" draw:text-style-name="P1" draw:layer="layout" draw:type="lines" svg:x1="53.5cm" svg:y1="56.5cm" svg:x2="53.5cm" svg:y2="55.5cm" draw:start-shape="id87" draw:start-glue-point="0" draw:end-shape="id92" draw:end-glue-point="2" svg:d="m53500 56500v-501 2-501" svg:viewBox="0 0 1 1001">
          <text:p/>
        </draw:connector>
        <draw:connector draw:style-name="gr25" draw:text-style-name="P1" draw:layer="layout" draw:type="lines" svg:x1="88.5cm" svg:y1="56.5cm" svg:x2="88.5cm" svg:y2="55.5cm" draw:start-shape="id93" draw:start-glue-point="0" draw:end-shape="id94" draw:end-glue-point="2" svg:d="m88500 56500v-501 2-501" svg:viewBox="0 0 1 1001">
          <text:p/>
        </draw:connector>
        <draw:connector draw:style-name="gr25" draw:text-style-name="P1" draw:layer="layout" draw:type="lines" svg:x1="88.5cm" svg:y1="66.5cm" svg:x2="88.5cm" svg:y2="60.5cm" draw:start-shape="id42" draw:start-glue-point="0" draw:end-shape="id93" draw:end-glue-point="2" svg:d="m88500 66500v-501-4998-501" svg:viewBox="0 0 1 6001">
          <text:p/>
        </draw:connector>
        <draw:connector draw:style-name="gr25" draw:text-style-name="P1" draw:layer="layout" draw:type="lines" svg:x1="98.5cm" svg:y1="66.5cm" svg:x2="98.5cm" svg:y2="60.5cm" draw:start-shape="id6" draw:start-glue-point="0" draw:end-shape="id95" draw:end-glue-point="2" svg:d="m98500 66500v-501-4998-501" svg:viewBox="0 0 1 6001">
          <text:p/>
        </draw:connector>
        <draw:connector draw:style-name="gr25" draw:text-style-name="P1" draw:layer="layout" draw:type="lines" svg:x1="108.5cm" svg:y1="61.5cm" svg:x2="108.5cm" svg:y2="55.5cm" draw:start-shape="id83" draw:start-glue-point="0" draw:end-shape="id96" draw:end-glue-point="2" svg:d="m108500 61500v-501-4998-501" svg:viewBox="0 0 1 6001">
          <text:p/>
        </draw:connector>
        <draw:connector draw:style-name="gr25" draw:text-style-name="P1" draw:layer="layout" draw:type="lines" svg:x1="23.5cm" svg:y1="105.5cm" svg:x2="23.5cm" svg:y2="116.5cm" draw:start-shape="id97" draw:start-glue-point="2" draw:end-shape="id98" draw:end-glue-point="0" svg:d="m23500 105500v501 9998 501" svg:viewBox="0 0 1 11001">
          <text:p/>
        </draw:connector>
        <draw:connector draw:style-name="gr25" draw:text-style-name="P1" draw:layer="layout" draw:type="lines" svg:x1="23.5cm" svg:y1="120.5cm" svg:x2="23.5cm" svg:y2="131.5cm" draw:start-shape="id98" draw:end-shape="id99" draw:end-glue-point="0" svg:d="m23500 120500v501 9998 501" svg:viewBox="0 0 1 11001">
          <text:p/>
        </draw:connector>
        <draw:connector draw:style-name="gr25" draw:text-style-name="P1" draw:layer="layout" draw:type="lines" svg:x1="28.5cm" svg:y1="76.5cm" svg:x2="28.5cm" svg:y2="65.5cm" draw:start-shape="id34" draw:start-glue-point="0" draw:end-shape="id100" draw:end-glue-point="2" svg:d="m28500 76500v-501-9998-501" svg:viewBox="0 0 1 11001">
          <text:p/>
        </draw:connector>
        <draw:connector draw:style-name="gr25" draw:text-style-name="P1" draw:layer="layout" draw:type="lines" svg:x1="20.5cm" svg:y1="83.5cm" svg:x2="28.5cm" svg:y2="80.5cm" draw:start-shape="id67" draw:start-glue-point="1" draw:end-shape="id34" draw:end-glue-point="2" svg:d="m20500 83500h501l7499-2499v-501" svg:viewBox="0 0 8001 3001">
          <text:p/>
        </draw:connector>
        <draw:connector draw:style-name="gr25" draw:text-style-name="P1" draw:layer="layout" draw:type="lines" svg:x1="56.5cm" svg:y1="83.5cm" svg:x2="43.5cm" svg:y2="65.5cm" draw:start-shape="id85" draw:start-glue-point="3" draw:end-shape="id54" draw:end-glue-point="2" svg:d="m56500 83500h-501l-12499-17499v-501" svg:viewBox="0 0 13001 18001">
          <text:p/>
        </draw:connector>
        <draw:connector draw:style-name="gr25" draw:text-style-name="P1" draw:layer="layout" draw:type="lines" svg:x1="30.5cm" svg:y1="78.5cm" svg:x2="38.5cm" svg:y2="75.5cm" draw:start-shape="id34" draw:start-glue-point="1" draw:end-shape="id66" draw:end-glue-point="2" svg:d="m30500 78500h501l7499-2499v-501" svg:viewBox="0 0 8001 3001">
          <text:p/>
        </draw:connector>
        <draw:connector draw:style-name="gr23" draw:text-style-name="P1" draw:layer="layout" draw:type="lines" svg:x1="121.5cm" svg:y1="118.5cm" svg:x2="118.5cm" svg:y2="121.5cm" draw:start-shape="id37" draw:start-glue-point="3" draw:end-shape="id101" svg:d="m121500 118500h-501l-2499 2499v501" svg:viewBox="0 0 3001 3001">
          <text:p/>
        </draw:connector>
        <draw:connector draw:style-name="gr26" draw:text-style-name="P1" draw:layer="layout" draw:type="lines" svg:x1="153.5cm" svg:y1="110.5cm" svg:x2="153.5cm" svg:y2="116.5cm" draw:start-shape="id59" draw:end-shape="id102" draw:end-glue-point="0" svg:d="m153500 110500v501 4998 501" svg:viewBox="0 0 1 6001">
          <text:p/>
        </draw:connector>
        <draw:connector draw:style-name="gr26" draw:text-style-name="P1" draw:layer="layout" draw:type="lines" svg:x1="138.5cm" svg:y1="110.5cm" svg:x2="138.5cm" svg:y2="116.5cm" draw:start-shape="id58" draw:start-glue-point="2" draw:end-shape="id103" svg:d="m138500 110500v501 4998 501" svg:viewBox="0 0 1 6001">
          <text:p/>
        </draw:connector>
        <draw:connector draw:style-name="gr26" draw:text-style-name="P1" draw:layer="layout" draw:type="lines" svg:x1="105.5cm" svg:y1="108.5cm" svg:x2="136.5cm" svg:y2="108.5cm" draw:start-shape="id71" draw:end-shape="id58" svg:d="m105500 108500h501 29998 501" svg:viewBox="0 0 31001 1">
          <text:p/>
        </draw:connector>
        <draw:connector draw:style-name="gr26" draw:text-style-name="P1" draw:layer="layout" draw:type="lines" svg:x1="48.5cm" svg:y1="115.5cm" svg:x2="43.5cm" svg:y2="121.5cm" draw:start-shape="id31" draw:start-glue-point="2" draw:end-shape="id32" draw:end-glue-point="0" svg:d="m48500 115500v501l-5000 4998v501" svg:viewBox="0 0 5001 6001">
          <text:p/>
        </draw:connector>
        <draw:connector draw:style-name="gr26" draw:text-style-name="P1" draw:layer="layout" draw:type="lines" svg:x1="38.5cm" svg:y1="130.5cm" svg:x2="38.5cm" svg:y2="136.5cm" draw:start-shape="id30" draw:start-glue-point="2" draw:end-shape="id33" draw:end-glue-point="0" svg:d="m38500 130500v501 4998 501" svg:viewBox="0 0 1 6001">
          <text:p/>
        </draw:connector>
        <draw:connector draw:style-name="gr27" draw:text-style-name="P1" draw:layer="layout" draw:type="lines" svg:x1="63.5cm" svg:y1="140.5cm" svg:x2="63.5cm" svg:y2="141.5cm" draw:start-shape="id26" draw:end-shape="id28" svg:d="m63500 140500v501-2 501" svg:viewBox="0 0 1 1001">
          <text:p/>
        </draw:connector>
        <draw:connector draw:style-name="gr26" draw:text-style-name="P1" draw:layer="layout" draw:type="lines" svg:x1="33.5cm" svg:y1="125.5cm" svg:x2="33.5cm" svg:y2="136.5cm" draw:start-shape="id104" draw:start-glue-point="2" draw:end-shape="id105" draw:end-glue-point="0" svg:d="m33500 125500v501 9998 501" svg:viewBox="0 0 1 11001">
          <text:p/>
        </draw:connector>
        <draw:connector draw:style-name="gr26" draw:text-style-name="P1" draw:layer="layout" draw:type="lines" svg:x1="33.5cm" svg:y1="115.5cm" svg:x2="33.5cm" svg:y2="121.5cm" draw:start-shape="id106" draw:start-glue-point="2" draw:end-shape="id104" draw:end-glue-point="0" svg:d="m33500 115500v501 4998 501" svg:viewBox="0 0 1 6001">
          <text:p/>
        </draw:connector>
        <draw:connector draw:style-name="gr26" draw:text-style-name="P1" draw:layer="layout" draw:type="lines" svg:x1="28.5cm" svg:y1="120.5cm" svg:x2="28.5cm" svg:y2="131.5cm" draw:start-shape="id107" draw:start-glue-point="2" draw:end-shape="id108" svg:d="m28500 120500v501 9998 501" svg:viewBox="0 0 1 11001">
          <text:p/>
        </draw:connector>
        <draw:connector draw:style-name="gr26" draw:text-style-name="P1" draw:layer="layout" draw:type="lines" svg:x1="28.5cm" svg:y1="135.5cm" svg:x2="28.5cm" svg:y2="141.5cm" draw:start-shape="id108" draw:end-shape="id109" svg:d="m28500 135500v501 4998 501" svg:viewBox="0 0 1 6001">
          <text:p/>
        </draw:connector>
        <draw:connector draw:style-name="gr23" draw:text-style-name="P1" draw:layer="layout" draw:type="lines" svg:x1="133.5cm" svg:y1="81.5cm" svg:x2="133.5cm" svg:y2="70.5cm" draw:start-shape="id17" draw:start-glue-point="0" draw:end-shape="id15" draw:end-glue-point="2" svg:d="m133500 81500v-501-9998-501" svg:viewBox="0 0 1 11001">
          <text:p/>
        </draw:connector>
        <draw:connector draw:style-name="gr23" draw:text-style-name="P1" draw:layer="layout" draw:type="lines" svg:x1="50.5cm" svg:y1="113.5cm" svg:x2="58.5cm" svg:y2="126.5cm" draw:start-shape="id31" draw:start-glue-point="1" draw:end-shape="id25" draw:end-glue-point="0" svg:d="m50500 113500h501l7499 12499v501" svg:viewBox="0 0 8001 13001">
          <text:p/>
        </draw:connector>
        <draw:connector draw:style-name="gr23" draw:text-style-name="P1" draw:layer="layout" draw:type="lines" svg:x1="50.5cm" svg:y1="113.5cm" svg:x2="56.5cm" svg:y2="113.5cm" draw:start-shape="id31" draw:start-glue-point="1" draw:end-shape="id110" draw:end-glue-point="3" svg:d="m50500 113500h501 4998 501" svg:viewBox="0 0 6001 1">
          <text:p/>
        </draw:connector>
        <draw:connector draw:style-name="gr23" draw:text-style-name="P1" draw:layer="layout" draw:type="lines" svg:x1="48.5cm" svg:y1="115.5cm" svg:x2="48.5cm" svg:y2="146.5cm" draw:start-shape="id31" draw:start-glue-point="2" draw:end-shape="id111" draw:end-glue-point="0" svg:d="m48500 115500v501 29998 501" svg:viewBox="0 0 1 31001">
          <text:p/>
        </draw:connector>
        <draw:connector draw:style-name="gr23" draw:text-style-name="P1" draw:layer="layout" draw:type="lines" svg:x1="31.5cm" svg:y1="113.5cm" svg:x2="28.5cm" svg:y2="116.5cm" draw:start-shape="id106" draw:start-glue-point="3" draw:end-shape="id107" draw:end-glue-point="0" svg:d="m31500 113500h-501l-2499 2499v501" svg:viewBox="0 0 3001 3001">
          <text:p/>
        </draw:connector>
        <draw:connector draw:style-name="gr23" draw:text-style-name="P1" draw:layer="layout" draw:type="lines" svg:x1="138.5cm" svg:y1="56.5cm" svg:x2="138.5cm" svg:y2="50.5cm" draw:start-shape="id88" draw:start-glue-point="0" draw:end-shape="id112" draw:end-glue-point="2" svg:d="m138500 56500v-501-4998-501" svg:viewBox="0 0 1 6001">
          <text:p/>
        </draw:connector>
        <draw:connector draw:style-name="gr23" draw:text-style-name="P1" draw:layer="layout" draw:type="lines" svg:x1="158.5cm" svg:y1="81.5cm" svg:x2="158.5cm" svg:y2="70.5cm" draw:start-shape="id81" draw:end-shape="id113" draw:end-glue-point="2" svg:d="m158500 81500v-501-9998-501" svg:viewBox="0 0 1 11001">
          <text:p/>
        </draw:connector>
        <draw:connector draw:style-name="gr23" draw:text-style-name="P1" draw:layer="layout" draw:type="lines" svg:x1="158.5cm" svg:y1="66.5cm" svg:x2="158.5cm" svg:y2="65.5cm" draw:start-shape="id113" draw:start-glue-point="0" draw:end-shape="id114" draw:end-glue-point="2" svg:d="m158500 66500v-501 2-501" svg:viewBox="0 0 1 1001">
          <text:p/>
        </draw:connector>
        <draw:frame draw:style-name="gr16" draw:text-style-name="P2" xml:id="id115" draw:id="id115" draw:layer="layout" svg:width="4cm" svg:height="4cm" svg:x="111.5cm" svg:y="66.5cm">
          <draw:text-box>
            <text:p><text:span text:style-name="T9">Nosecones</text:span></text:p>
            <text:p><text:span text:style-name="T9">(20)</text:span></text:p>
            <text:p><text:span text:style-name="T5">Protective Nose Cone Mk7</text:span></text:p>
          </draw:text-box>
        </draw:frame>
        <draw:connector draw:style-name="gr23" draw:text-style-name="P1" draw:layer="layout" draw:type="lines" svg:x1="113.5cm" svg:y1="76.5cm" svg:x2="113.5cm" svg:y2="70.5cm" draw:start-shape="id5" draw:start-glue-point="0" draw:end-shape="id115" draw:end-glue-point="2" svg:d="m113500 76500v-501-4998-501" svg:viewBox="0 0 1 6001">
          <text:p/>
        </draw:connector>
        <draw:connector draw:style-name="gr23" draw:text-style-name="P1" draw:layer="layout" draw:type="lines" svg:x1="48.5cm" svg:y1="115.5cm" svg:x2="53.5cm" svg:y2="141.5cm" draw:start-shape="id31" draw:start-glue-point="2" draw:end-shape="id116" draw:end-glue-point="0" svg:d="m48500 115500v501l5000 24998v501" svg:viewBox="0 0 5001 26001">
          <text:p/>
        </draw:connector>
        <draw:frame draw:style-name="gr28" draw:layer="layout" svg:width="13.5cm" svg:height="3.411cm" svg:x="36cm" svg:y="151.089cm">
          <draw:text-box>
            <text:p><text:span text:style-name="T11">Electrical Systems</text:span></text:p>
            <text:p><text:span text:style-name="T12">Science Total: 3065</text:span></text:p>
            <text:p/>
          </draw:text-box>
        </draw:frame>
        <draw:frame draw:style-name="gr29" draw:layer="layout" svg:width="13.5cm" svg:height="3.411cm" svg:x="26cm" svg:y="146.089cm">
          <draw:text-box>
            <text:p><text:span text:style-name="T11">Science</text:span></text:p>
            <text:p><text:span text:style-name="T12">Science Total: 1190</text:span></text:p>
            <text:p/>
          </draw:text-box>
        </draw:frame>
        <draw:frame draw:style-name="gr28" draw:layer="layout" svg:width="13.5cm" svg:height="3.411cm" svg:x="12.5cm" svg:y="136cm">
          <draw:text-box>
            <text:p><text:span text:style-name="T11">Communications</text:span></text:p>
            <text:p><text:span text:style-name="T12">Science Total: 180</text:span></text:p>
            <text:p/>
          </draw:text-box>
        </draw:frame>
        <draw:frame draw:style-name="gr28" draw:layer="layout" svg:width="13.5cm" svg:height="3.411cm" svg:x="11cm" svg:y="56cm">
          <draw:text-box>
            <text:p><text:span text:style-name="T11">Parachutes</text:span></text:p>
            <text:p><text:span text:style-name="T12">Science Total: 140</text:span></text:p>
            <text:p/>
          </draw:text-box>
        </draw:frame>
        <draw:frame draw:style-name="gr28" draw:layer="layout" svg:width="13.5cm" svg:height="3.411cm" svg:x="26cm" svg:y="56.089cm">
          <draw:text-box>
            <text:p><text:span text:style-name="T11">Landing</text:span></text:p>
            <text:p><text:span text:style-name="T12">Science Total: 395</text:span></text:p>
            <text:p/>
          </draw:text-box>
        </draw:frame>
        <draw:frame draw:style-name="gr28" draw:layer="layout" svg:width="13.5cm" svg:height="3.411cm" svg:x="46cm" svg:y="46.089cm">
          <draw:text-box>
            <text:p><text:span text:style-name="T11">Control</text:span></text:p>
            <text:p><text:span text:style-name="T12">Science Total: 1030</text:span></text:p>
            <text:p/>
          </draw:text-box>
        </draw:frame>
        <draw:frame draw:style-name="gr28" draw:layer="layout" svg:width="13.5cm" svg:height="3.411cm" svg:x="71cm" svg:y="47.589cm">
          <draw:text-box>
            <text:p><text:span text:style-name="T11">Aircraft</text:span></text:p>
            <text:p><text:span text:style-name="T12">Science Total: 700</text:span></text:p>
            <text:p/>
          </draw:text-box>
        </draw:frame>
        <draw:frame draw:style-name="gr28" draw:layer="layout" svg:width="13.5cm" svg:height="3.411cm" svg:x="91cm" svg:y="42.589cm">
          <draw:text-box>
            <text:p><text:span text:style-name="T11">Steering</text:span></text:p>
            <text:p><text:span text:style-name="T12">Science Total: 1040</text:span></text:p>
            <text:p/>
          </draw:text-box>
        </draw:frame>
        <draw:frame draw:style-name="gr28" draw:layer="layout" svg:width="13.5cm" svg:height="3.411cm" svg:x="116cm" svg:y="36.089cm">
          <draw:text-box>
            <text:p><text:span text:style-name="T11">Rocketry</text:span></text:p>
            <text:p><text:span text:style-name="T12">Science Total: 4950</text:span></text:p>
            <text:p/>
          </draw:text-box>
        </draw:frame>
        <draw:frame draw:style-name="gr30" draw:layer="layout" svg:width="13.5cm" svg:height="3.411cm" svg:x="161cm" svg:y="41.089cm">
          <draw:text-box>
            <text:p><text:span text:style-name="T11">Fuel Tanks</text:span></text:p>
            <text:p><text:span text:style-name="T12">Science Total: 1280</text:span></text:p>
            <text:p/>
          </draw:text-box>
        </draw:frame>
        <draw:frame draw:style-name="gr30" draw:layer="layout" svg:width="14.5cm" svg:height="3.411cm" svg:x="131cm" svg:y="127.589cm">
          <draw:text-box>
            <text:p><text:span text:style-name="T11">Separation Systems</text:span></text:p>
            <text:p><text:span text:style-name="T12">Science Total: 180</text:span></text:p>
            <text:p/>
          </draw:text-box>
        </draw:frame>
        <draw:frame draw:style-name="gr28" draw:layer="layout" svg:width="13.5cm" svg:height="3.411cm" svg:x="106cm" svg:y="127.589cm">
          <draw:text-box>
            <text:p><text:span text:style-name="T11">Adaptors</text:span></text:p>
            <text:p><text:span text:style-name="T12">Science Total: 260</text:span></text:p>
            <text:p/>
          </draw:text-box>
        </draw:frame>
        <draw:frame draw:style-name="gr28" draw:layer="layout" svg:width="13.5cm" svg:height="3.411cm" svg:x="91cm" svg:y="126cm">
          <draw:text-box>
            <text:p><text:span text:style-name="T11">Struts</text:span></text:p>
            <text:p><text:span text:style-name="T12">Science Total: 140</text:span></text:p>
            <text:p/>
          </draw:text-box>
        </draw:frame>
        <draw:frame draw:style-name="gr28" draw:layer="layout" svg:width="14.5cm" svg:height="3.411cm" svg:x="86cm" svg:y="141.089cm">
          <draw:text-box>
            <text:p><text:span text:style-name="T11">Station Construction</text:span></text:p>
            <text:p><text:span text:style-name="T12">Science Total: 340</text:span></text:p>
            <text:p/>
          </draw:text-box>
        </draw:frame>
        <draw:frame draw:style-name="gr28" draw:layer="layout" svg:width="14.5cm" svg:height="3.411cm" svg:x="66cm" svg:y="137.589cm">
          <draw:text-box>
            <text:p><text:span text:style-name="T11">Docking</text:span></text:p>
            <text:p><text:span text:style-name="T12">Science Total: 580</text:span></text:p>
            <text:p/>
          </draw:text-box>
        </draw:frame>
        <draw:frame draw:style-name="gr16" draw:text-style-name="P2" xml:id="id117" draw:id="id117" draw:layer="layout" svg:width="4cm" svg:height="4cm" svg:x="86.5cm" svg:y="136.5cm">
          <draw:text-box>
            <text:p><text:span text:style-name="T9">Station Construction</text:span></text:p>
            <text:p><text:span text:style-name="T9">(320)</text:span></text:p>
            <text:p><text:span text:style-name="T5">PPD-10 Hitchhiker Can</text:span></text:p>
          </draw:text-box>
        </draw:frame>
        <draw:connector draw:style-name="gr23" draw:text-style-name="P1" draw:layer="layout" draw:type="lines" svg:x1="88.5cm" svg:y1="120.5cm" svg:x2="88.5cm" svg:y2="136.5cm" draw:start-shape="id72" draw:start-glue-point="2" draw:end-shape="id117" draw:end-glue-point="0" svg:d="m88500 120500v501 14998 501" svg:viewBox="0 0 1 16001">
          <text:p/>
        </draw:connector>
        <draw:frame draw:style-name="gr16" draw:text-style-name="P2" xml:id="id118" draw:id="id118" draw:layer="layout" svg:width="4cm" svg:height="4cm" svg:x="96.5cm" svg:y="121.5cm">
          <draw:text-box>
            <text:p><text:span text:style-name="T9">Struts</text:span></text:p>
            <text:p><text:span text:style-name="T9">(40)</text:span></text:p>
            <text:p><text:span text:style-name="T6">Modular Girder Adaptor</text:span></text:p>
            <text:p><text:span text:style-name="T6">Modular Girder Segment X</text:span><text:span text:style-name="T8">L</text:span></text:p>
            <text:p><text:span text:style-name="T10"/></text:p>
          </draw:text-box>
        </draw:frame>
        <draw:connector draw:style-name="gr23" draw:text-style-name="P1" draw:layer="layout" draw:type="lines" svg:x1="98.5cm" svg:y1="120.5cm" svg:x2="98.5cm" svg:y2="121.5cm" draw:start-shape="id63" draw:start-glue-point="2" draw:end-shape="id118" draw:end-glue-point="0" svg:d="m98500 120500v501-2 501" svg:viewBox="0 0 1 1001">
          <text:p/>
        </draw:connector>
        <draw:connector draw:style-name="gr23" draw:text-style-name="P1" draw:layer="layout" draw:type="lines" svg:x1="103.5cm" svg:y1="95.5cm" svg:x2="48.5cm" svg:y2="111.5cm" draw:start-shape="id80" draw:start-glue-point="2" draw:end-shape="id31" draw:end-glue-point="0" svg:d="m103500 95500v501l-55000 14998v501" svg:viewBox="0 0 55001 16001">
          <text:p/>
        </draw:connector>
        <draw:connector draw:style-name="gr23" draw:text-style-name="P1" draw:layer="layout" draw:type="lines" svg:x1="103.5cm" svg:y1="95.5cm" svg:x2="103.5cm" svg:y2="106.5cm" draw:start-shape="id80" draw:start-glue-point="2" draw:end-shape="id71" draw:end-glue-point="0" svg:d="m103500 95500v501 9998 501" svg:viewBox="0 0 1 11001">
          <text:p/>
        </draw:connector>
        <draw:connector draw:style-name="gr23" draw:text-style-name="P1" draw:layer="layout" draw:type="lines" svg:x1="103.5cm" svg:y1="95.5cm" svg:x2="33.5cm" svg:y2="111.5cm" draw:start-shape="id80" draw:start-glue-point="2" draw:end-shape="id106" svg:d="m103500 95500v501l-70000 14998v501" svg:viewBox="0 0 70001 16001">
          <text:p/>
        </draw:connector>
        <draw:connector draw:style-name="gr23" draw:text-style-name="P1" draw:layer="layout" draw:type="lines" svg:x1="103.5cm" svg:y1="95.5cm" svg:x2="23.5cm" svg:y2="101.5cm" draw:start-shape="id80" draw:start-glue-point="2" draw:end-shape="id97" svg:d="m103500 95500v501l-80000 4998v501" svg:viewBox="0 0 80001 6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Icely</meta:initial-creator>
    <meta:creation-date>2013-10-21T16:51:52.70</meta:creation-date>
    <dc:date>2014-08-17T01:33:47.516000000</dc:date>
    <meta:editing-duration>P1DT21H36M7S</meta:editing-duration>
    <meta:editing-cycles>109</meta:editing-cycles>
    <meta:generator>LibreOffice/4.1.4.2$Windows_x86 LibreOffice_project/0a0440ccc0227ad9829de5f46be37cfb6edcf72</meta:generator>
    <meta:document-statistic meta:object-count="275"/>
  </office:meta>
</office:document-meta>
</file>